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12pt" style:font-size-asian="12pt" style:font-size-complex="12pt"/>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Normal" style:family="paragraph">
      <style:paragraph-properties fo:margin-bottom="0in" style:line-height-at-least="0.1979in" fo:background-color="#1E1E1E"/>
    </style:style>
    <style:style style:name="T6"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7" style:parent-style-name="Normal" style:family="paragraph">
      <style:paragraph-properties fo:margin-bottom="0in" style:line-height-at-least="0.1979in" fo:background-color="#1E1E1E"/>
    </style:style>
    <style:style style:name="T8"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0" style:parent-style-name="Normal" style:family="paragraph">
      <style:paragraph-properties fo:margin-bottom="0in" style:line-height-at-least="0.1979in" fo:background-color="#1E1E1E"/>
    </style:style>
    <style:style style:name="T11" style:parent-style-name="DefaultParagraphFont" style:family="text">
      <style:text-properties style:font-name="Consolas" style:font-name-asian="Times New Roman" style:font-name-complex="Times New Roman" fo:color="#569CD6" fo:font-size="10.5pt" style:font-size-asian="10.5pt" style:font-size-complex="10.5pt" fo:language="es" fo:country="ES" style:language-asian="es" style:country-asian="ES"/>
    </style:style>
    <style:style style:name="T1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3"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1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5" style:parent-style-name="Normal" style:family="paragraph">
      <style:paragraph-properties fo:margin-bottom="0in" style:line-height-at-least="0.1979in" fo:background-color="#1E1E1E"/>
    </style:style>
    <style:style style:name="T1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7"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1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9"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20" style:parent-style-name="Normal" style:family="paragraph">
      <style:paragraph-properties fo:margin-bottom="0in" style:line-height-at-least="0.1979in" fo:background-color="#1E1E1E"/>
    </style:style>
    <style:style style:name="T2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22"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2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24"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25"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2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27" style:parent-style-name="Normal" style:family="paragraph">
      <style:paragraph-properties fo:margin-bottom="0in" style:line-height-at-least="0.1979in" fo:background-color="#1E1E1E"/>
    </style:style>
    <style:style style:name="T2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2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3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3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32" style:parent-style-name="Normal" style:family="paragraph">
      <style:paragraph-properties fo:margin-bottom="0in" style:line-height-at-least="0.1979in" fo:background-color="#1E1E1E"/>
    </style:style>
    <style:style style:name="T3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3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3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3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37" style:parent-style-name="Normal" style:family="paragraph">
      <style:paragraph-properties fo:margin-bottom="0in" style:line-height-at-least="0.1979in" fo:background-color="#1E1E1E"/>
    </style:style>
    <style:style style:name="T3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3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4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42" style:parent-style-name="Normal" style:family="paragraph">
      <style:paragraph-properties fo:margin-bottom="0in" style:line-height-at-least="0.1979in" fo:background-color="#1E1E1E"/>
    </style:style>
    <style:style style:name="T4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4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47" style:parent-style-name="Normal" style:family="paragraph">
      <style:paragraph-properties fo:margin-bottom="0in" style:line-height-at-least="0.1979in" fo:background-color="#1E1E1E"/>
    </style:style>
    <style:style style:name="T4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2" style:parent-style-name="Normal" style:family="paragraph">
      <style:paragraph-properties fo:margin-bottom="0in" style:line-height-at-least="0.1979in" fo:background-color="#1E1E1E"/>
    </style:style>
    <style:style style:name="T5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7" style:parent-style-name="Normal" style:family="paragraph">
      <style:paragraph-properties fo:margin-bottom="0in" style:line-height-at-least="0.1979in" fo:background-color="#1E1E1E"/>
    </style:style>
    <style:style style:name="T5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2" style:parent-style-name="Normal" style:family="paragraph">
      <style:paragraph-properties fo:margin-bottom="0in" style:line-height-at-least="0.1979in" fo:background-color="#1E1E1E"/>
    </style:style>
    <style:style style:name="T6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7" style:parent-style-name="Normal" style:family="paragraph">
      <style:paragraph-properties fo:margin-bottom="0in" style:line-height-at-least="0.1979in" fo:background-color="#1E1E1E"/>
    </style:style>
    <style:style style:name="T6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72" style:parent-style-name="Normal" style:family="paragraph">
      <style:paragraph-properties fo:margin-bottom="0in" style:line-height-at-least="0.1979in" fo:background-color="#1E1E1E"/>
    </style:style>
    <style:style style:name="T7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77" style:parent-style-name="Normal" style:family="paragraph">
      <style:paragraph-properties fo:margin-bottom="0in" style:line-height-at-least="0.1979in" fo:background-color="#1E1E1E"/>
    </style:style>
    <style:style style:name="T7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8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2"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83"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8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8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86" style:parent-style-name="Normal" style:family="paragraph">
      <style:paragraph-properties fo:margin-bottom="0in" style:line-height-at-least="0.1979in" fo:background-color="#1E1E1E"/>
    </style:style>
    <style:style style:name="T8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8" style:parent-style-name="Normal" style:family="paragraph">
      <style:paragraph-properties fo:margin-bottom="0in" style:line-height-at-least="0.1979in" fo:background-color="#1E1E1E"/>
    </style:style>
    <style:style style:name="T8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9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9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8"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9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0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0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104" style:parent-style-name="Normal" style:family="paragraph">
      <style:paragraph-properties fo:margin-bottom="0in" style:line-height-at-least="0.1979in" fo:background-color="#1E1E1E"/>
    </style:style>
    <style:style style:name="T10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07" style:parent-style-name="Normal" style:family="paragraph">
      <style:paragraph-properties fo:margin-bottom="0in" style:line-height-at-least="0.1979in" fo:background-color="#1E1E1E"/>
    </style:style>
    <style:style style:name="T10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11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11"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112" style:parent-style-name="Normal" style:family="paragraph">
      <style:paragraph-properties fo:margin-bottom="0in" style:line-height-at-least="0.1979in" fo:background-color="#1E1E1E"/>
    </style:style>
    <style:style style:name="T113"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11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15" style:parent-style-name="Normal" style:family="paragraph">
      <style:paragraph-properties fo:margin-bottom="0in" style:line-height-at-least="0.1979in" fo:background-color="#1E1E1E"/>
    </style:style>
    <style:style style:name="T11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17"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1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19"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120" style:parent-style-name="Normal" style:family="paragraph">
      <style:paragraph-properties fo:margin-bottom="0in" style:line-height-at-least="0.1979in" fo:background-color="#1E1E1E"/>
    </style:style>
    <style:style style:name="T12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22" style:parent-style-name="Normal" style:family="paragraph">
      <style:paragraph-properties fo:margin-bottom="0in" style:line-height-at-least="0.1979in" fo:background-color="#1E1E1E"/>
    </style:style>
    <style:style style:name="T12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24"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T12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2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27" style:parent-style-name="Normal" style:family="paragraph">
      <style:paragraph-properties fo:margin-bottom="0in" style:line-height-at-least="0.1979in" fo:background-color="#1E1E1E"/>
    </style:style>
    <style:style style:name="T128" style:parent-style-name="DefaultParagraphFont" style:family="text">
      <style:text-properties style:font-name="Consolas" style:font-name-asian="Times New Roman" style:font-name-complex="Times New Roman" fo:color="#569CD6" fo:font-size="10.5pt" style:font-size-asian="10.5pt" style:font-size-complex="10.5pt" fo:language="en" fo:country="GB" style:language-asian="es" style:country-asian="ES"/>
    </style:style>
    <style:style style:name="T12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3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13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3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13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3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135"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36"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37"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38"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39"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0"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1"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2"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3"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4"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5"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6" style:parent-style-name="Normal" style:family="paragraph">
      <style:paragraph-properties fo:margin-bottom="0in" style:line-height-at-least="0.1979in" fo:background-color="#1E1E1E"/>
    </style:style>
    <style:style style:name="T147"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48" style:parent-style-name="Normal" style:family="paragraph">
      <style:paragraph-properties fo:margin-bottom="0in" style:line-height-at-least="0.1979in" fo:background-color="#1E1E1E"/>
    </style:style>
    <style:style style:name="T149"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T15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51" style:parent-style-name="DefaultParagraphFont" style:family="text">
      <style:text-properties style:font-name="Consolas" style:font-name-asian="Times New Roman" style:font-name-complex="Times New Roman" fo:color="#569CD6" fo:font-size="10.5pt" style:font-size-asian="10.5pt" style:font-size-complex="10.5pt" fo:language="es" fo:country="ES" style:language-asian="es" style:country-asian="ES"/>
    </style:style>
    <style:style style:name="T15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53"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T15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55" style:parent-style-name="Normal" style:family="paragraph">
      <style:paragraph-properties fo:margin-bottom="0in" style:line-height-at-least="0.1979in" fo:background-color="#1E1E1E"/>
    </style:style>
    <style:style style:name="T156"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157" style:parent-style-name="Normal" style:family="paragraph">
      <style:paragraph-properties fo:margin-bottom="0in" style:line-height-at-least="0.1979in" fo:background-color="#1E1E1E"/>
    </style:style>
    <style:style style:name="T15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5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16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6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6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6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164" style:parent-style-name="Normal" style:family="paragraph">
      <style:paragraph-properties fo:margin-bottom="0in" style:line-height-at-least="0.1979in" fo:background-color="#1E1E1E"/>
    </style:style>
    <style:style style:name="T16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66"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P167" style:parent-style-name="Normal" style:family="paragraph">
      <style:paragraph-properties fo:margin-bottom="0in" style:line-height-at-least="0.1979in" fo:background-color="#1E1E1E"/>
    </style:style>
    <style:style style:name="T168"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169" style:parent-style-name="Normal" style:family="paragraph">
      <style:paragraph-properties fo:margin-bottom="0in" style:line-height-at-least="0.1979in" fo:background-color="#1E1E1E"/>
    </style:style>
    <style:style style:name="T17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71"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72" style:parent-style-name="Normal" style:family="paragraph">
      <style:paragraph-properties fo:margin-bottom="0in" style:line-height-at-least="0.1979in" fo:background-color="#1E1E1E"/>
    </style:style>
    <style:style style:name="T17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74"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7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7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7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78"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T179"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80"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181" style:parent-style-name="Normal" style:family="paragraph">
      <style:paragraph-properties fo:margin-bottom="0in" style:line-height-at-least="0.1979in" fo:background-color="#1E1E1E"/>
    </style:style>
    <style:style style:name="T18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8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18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8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8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8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8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8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9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91"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192" style:parent-style-name="Normal" style:family="paragraph">
      <style:paragraph-properties fo:margin-bottom="0in" style:line-height-at-least="0.1979in" fo:background-color="#1E1E1E"/>
    </style:style>
    <style:style style:name="T19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94"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19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9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9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9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9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200" style:parent-style-name="Normal" style:family="paragraph">
      <style:paragraph-properties fo:margin-bottom="0in" style:line-height-at-least="0.1979in" fo:background-color="#1E1E1E"/>
    </style:style>
    <style:style style:name="T20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02"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203" style:parent-style-name="Normal" style:family="paragraph">
      <style:paragraph-properties fo:margin-bottom="0in" style:line-height-at-least="0.1979in" fo:background-color="#1E1E1E"/>
    </style:style>
    <style:style style:name="T20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0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206" style:parent-style-name="Normal" style:family="paragraph">
      <style:paragraph-properties fo:margin-bottom="0in" style:line-height-at-least="0.1979in" fo:background-color="#1E1E1E"/>
    </style:style>
    <style:style style:name="T20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08"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20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1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21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1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1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214" style:parent-style-name="Normal" style:family="paragraph">
      <style:paragraph-properties fo:margin-bottom="0in" style:line-height-at-least="0.1979in" fo:background-color="#1E1E1E"/>
    </style:style>
    <style:style style:name="T21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1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21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218" style:parent-style-name="Normal" style:family="paragraph">
      <style:paragraph-properties fo:margin-bottom="0in" style:line-height-at-least="0.1979in" fo:background-color="#1E1E1E"/>
    </style:style>
    <style:style style:name="T21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2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2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2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2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224" style:parent-style-name="Normal" style:family="paragraph">
      <style:paragraph-properties fo:margin-bottom="0in" style:line-height-at-least="0.1979in" fo:background-color="#1E1E1E"/>
    </style:style>
    <style:style style:name="T22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26"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22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2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2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3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3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3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3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3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3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3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3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38"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239" style:parent-style-name="Normal" style:family="paragraph">
      <style:paragraph-properties fo:margin-bottom="0in" style:line-height-at-least="0.1979in" fo:background-color="#1E1E1E"/>
    </style:style>
    <style:style style:name="T24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41"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24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4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4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4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4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4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4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4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25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251" style:parent-style-name="Normal" style:family="paragraph">
      <style:paragraph-properties fo:margin-bottom="0in" style:line-height-at-least="0.1979in" fo:background-color="#1E1E1E"/>
    </style:style>
    <style:style style:name="T25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5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254" style:parent-style-name="Normal" style:family="paragraph">
      <style:paragraph-properties fo:margin-bottom="0in" style:line-height-at-least="0.1979in" fo:background-color="#1E1E1E"/>
    </style:style>
    <style:style style:name="T25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5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5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5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59"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260" style:parent-style-name="Normal" style:family="paragraph">
      <style:paragraph-properties fo:margin-bottom="0in" style:line-height-at-least="0.1979in" fo:background-color="#1E1E1E"/>
    </style:style>
    <style:style style:name="T26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62"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26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6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6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66"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6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6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6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70"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271" style:parent-style-name="Normal" style:family="paragraph">
      <style:paragraph-properties fo:margin-bottom="0in" style:line-height-at-least="0.1979in" fo:background-color="#1E1E1E"/>
    </style:style>
    <style:style style:name="T27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73"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274" style:parent-style-name="Normal" style:family="paragraph">
      <style:paragraph-properties fo:margin-bottom="0in" style:line-height-at-least="0.1979in" fo:background-color="#1E1E1E"/>
    </style:style>
    <style:style style:name="T27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7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277" style:parent-style-name="Normal" style:family="paragraph">
      <style:paragraph-properties fo:margin-bottom="0in" style:line-height-at-least="0.1979in" fo:background-color="#1E1E1E"/>
    </style:style>
    <style:style style:name="T27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7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8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8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8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8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8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8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86"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8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8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8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9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29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9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293" style:parent-style-name="Normal" style:family="paragraph">
      <style:paragraph-properties fo:margin-bottom="0in" style:line-height-at-least="0.1979in" fo:background-color="#1E1E1E"/>
    </style:style>
    <style:style style:name="T29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9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29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297"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298" style:parent-style-name="Normal" style:family="paragraph">
      <style:paragraph-properties fo:margin-bottom="0in" style:line-height-at-least="0.1979in" fo:background-color="#1E1E1E"/>
    </style:style>
    <style:style style:name="T29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00"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0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0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03" style:parent-style-name="Normal" style:family="paragraph">
      <style:paragraph-properties fo:margin-bottom="0in" style:line-height-at-least="0.1979in" fo:background-color="#1E1E1E"/>
    </style:style>
    <style:style style:name="T30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0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306" style:parent-style-name="Normal" style:family="paragraph">
      <style:paragraph-properties fo:margin-bottom="0in" style:line-height-at-least="0.1979in" fo:background-color="#1E1E1E"/>
    </style:style>
    <style:style style:name="T30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08"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0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1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31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1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313" style:parent-style-name="Normal" style:family="paragraph">
      <style:paragraph-properties fo:margin-bottom="0in" style:line-height-at-least="0.1979in" fo:background-color="#1E1E1E"/>
    </style:style>
    <style:style style:name="T31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1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1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17" style:parent-style-name="Normal" style:family="paragraph">
      <style:paragraph-properties fo:margin-bottom="0in" style:line-height-at-least="0.1979in" fo:background-color="#1E1E1E"/>
    </style:style>
    <style:style style:name="T31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19"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32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2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2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23" style:parent-style-name="Normal" style:family="paragraph">
      <style:paragraph-properties fo:margin-bottom="0in" style:line-height-at-least="0.1979in" fo:background-color="#1E1E1E"/>
    </style:style>
    <style:style style:name="T32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25"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32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2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2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2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3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3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3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33"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34" style:parent-style-name="Normal" style:family="paragraph">
      <style:paragraph-properties fo:margin-bottom="0in" style:line-height-at-least="0.1979in" fo:background-color="#1E1E1E"/>
    </style:style>
    <style:style style:name="T33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3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3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3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39"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34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4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4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4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44"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34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46" style:parent-style-name="Normal" style:family="paragraph">
      <style:paragraph-properties fo:margin-bottom="0in" style:line-height-at-least="0.1979in" fo:background-color="#1E1E1E"/>
    </style:style>
    <style:style style:name="T34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48"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349" style:parent-style-name="Normal" style:family="paragraph">
      <style:paragraph-properties fo:margin-bottom="0in" style:line-height-at-least="0.1979in" fo:background-color="#1E1E1E"/>
    </style:style>
    <style:style style:name="T35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51"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5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5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5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55"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35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5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5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5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360" style:parent-style-name="Normal" style:family="paragraph">
      <style:paragraph-properties fo:margin-bottom="0in" style:line-height-at-least="0.1979in" fo:background-color="#1E1E1E"/>
    </style:style>
    <style:style style:name="T36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6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63" style:parent-style-name="Normal" style:family="paragraph">
      <style:paragraph-properties fo:margin-bottom="0in" style:line-height-at-least="0.1979in" fo:background-color="#1E1E1E"/>
    </style:style>
    <style:style style:name="T36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6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366" style:parent-style-name="Normal" style:family="paragraph">
      <style:paragraph-properties fo:margin-bottom="0in" style:line-height-at-least="0.1979in" fo:background-color="#1E1E1E"/>
    </style:style>
    <style:style style:name="T36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6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6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7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71"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72" style:parent-style-name="Normal" style:family="paragraph">
      <style:paragraph-properties fo:margin-bottom="0in" style:line-height-at-least="0.1979in" fo:background-color="#1E1E1E"/>
    </style:style>
    <style:style style:name="T37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7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37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7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7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7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379"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80" style:parent-style-name="Normal" style:family="paragraph">
      <style:paragraph-properties fo:margin-bottom="0in" style:line-height-at-least="0.1979in" fo:background-color="#1E1E1E"/>
    </style:style>
    <style:style style:name="T38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82"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8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8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38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8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8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8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8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9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391" style:parent-style-name="Normal" style:family="paragraph">
      <style:paragraph-properties fo:margin-bottom="0in" style:line-height-at-least="0.1979in" fo:background-color="#1E1E1E"/>
    </style:style>
    <style:style style:name="T392"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393" style:parent-style-name="Normal" style:family="paragraph">
      <style:paragraph-properties fo:margin-bottom="0in" style:line-height-at-least="0.1979in" fo:background-color="#1E1E1E"/>
    </style:style>
    <style:style style:name="T39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9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39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97"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39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39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400" style:parent-style-name="Normal" style:family="paragraph">
      <style:paragraph-properties fo:margin-bottom="0in" style:line-height-at-least="0.1979in" fo:background-color="#1E1E1E"/>
    </style:style>
    <style:style style:name="T40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02"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40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404" style:parent-style-name="Normal" style:family="paragraph">
      <style:paragraph-properties fo:margin-bottom="0in" style:line-height-at-least="0.1979in" fo:background-color="#1E1E1E"/>
    </style:style>
    <style:style style:name="T40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06"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0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0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0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410" style:parent-style-name="Normal" style:family="paragraph">
      <style:paragraph-properties fo:margin-bottom="0in" style:line-height-at-least="0.1979in" fo:background-color="#1E1E1E"/>
    </style:style>
    <style:style style:name="T41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12"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41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1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1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1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1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1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1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2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2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2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2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2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425" style:parent-style-name="Normal" style:family="paragraph">
      <style:paragraph-properties fo:margin-bottom="0in" style:line-height-at-least="0.1979in" fo:background-color="#1E1E1E"/>
    </style:style>
    <style:style style:name="T42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27"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42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2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3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3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3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3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3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3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43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437" style:parent-style-name="Normal" style:family="paragraph">
      <style:paragraph-properties fo:margin-bottom="0in" style:line-height-at-least="0.1979in" fo:background-color="#1E1E1E"/>
    </style:style>
    <style:style style:name="T43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3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440" style:parent-style-name="Normal" style:family="paragraph">
      <style:paragraph-properties fo:margin-bottom="0in" style:line-height-at-least="0.1979in" fo:background-color="#1E1E1E"/>
    </style:style>
    <style:style style:name="T44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42"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443" style:parent-style-name="Normal" style:family="paragraph">
      <style:paragraph-properties fo:margin-bottom="0in" style:line-height-at-least="0.1979in" fo:background-color="#1E1E1E"/>
    </style:style>
    <style:style style:name="T44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4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44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47"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4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4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45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5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52"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45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5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5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5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5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458" style:parent-style-name="Normal" style:family="paragraph">
      <style:paragraph-properties fo:margin-bottom="0in" style:line-height-at-least="0.1979in" fo:background-color="#1E1E1E"/>
    </style:style>
    <style:style style:name="T45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60"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461" style:parent-style-name="Normal" style:family="paragraph">
      <style:paragraph-properties fo:margin-bottom="0in" style:line-height-at-least="0.1979in" fo:background-color="#1E1E1E"/>
    </style:style>
    <style:style style:name="T46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6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46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6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66"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6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6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6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7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7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7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7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474" style:parent-style-name="Normal" style:family="paragraph">
      <style:paragraph-properties fo:margin-bottom="0in" style:line-height-at-least="0.1979in" fo:background-color="#1E1E1E"/>
    </style:style>
    <style:style style:name="T47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7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47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78"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47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80"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P481" style:parent-style-name="Normal" style:family="paragraph">
      <style:paragraph-properties fo:margin-bottom="0in" style:line-height-at-least="0.1979in" fo:background-color="#1E1E1E"/>
    </style:style>
    <style:style style:name="T48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83"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484" style:parent-style-name="Normal" style:family="paragraph">
      <style:paragraph-properties fo:margin-bottom="0in" style:line-height-at-least="0.1979in" fo:background-color="#1E1E1E"/>
    </style:style>
    <style:style style:name="T48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486"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487" style:parent-style-name="Normal" style:family="paragraph">
      <style:paragraph-properties fo:margin-bottom="0in" style:line-height-at-least="0.1979in" fo:background-color="#1E1E1E"/>
    </style:style>
    <style:style style:name="T48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89"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T49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491"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P492" style:parent-style-name="Normal" style:family="paragraph">
      <style:paragraph-properties fo:margin-bottom="0in" style:line-height-at-least="0.1979in" fo:background-color="#1E1E1E"/>
    </style:style>
    <style:style style:name="T493"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494" style:parent-style-name="Normal" style:family="paragraph">
      <style:text-properties style:font-name="Arial" style:font-name-complex="Arial" fo:font-size="12pt" style:font-size-asian="12pt" style:font-size-complex="12pt"/>
    </style:style>
    <style:style style:name="P495" style:parent-style-name="Normal" style:family="paragraph">
      <style:text-properties style:font-name="Arial" style:font-name-complex="Arial" fo:font-size="12pt" style:font-size-asian="12pt" style:font-size-complex="12pt" fo:language="es" fo:country="ES"/>
    </style:style>
    <style:style style:name="P496" style:parent-style-name="Normal" style:family="paragraph">
      <style:text-properties style:font-name="Arial" style:font-name-complex="Arial" fo:font-size="12pt" style:font-size-asian="12pt" style:font-size-complex="12pt" fo:language="es" fo:country="ES"/>
    </style:style>
    <style:style style:name="T497" style:parent-style-name="DefaultParagraphFont" style:family="text">
      <style:text-properties style:font-name="Arial" style:font-name-complex="Arial" fo:font-size="12pt" style:font-size-asian="12pt" style:font-size-complex="12pt" fo:language="es" fo:country="ES"/>
    </style:style>
    <style:style style:name="T498" style:parent-style-name="DefaultParagraphFont" style:family="text">
      <style:text-properties style:font-name="Arial" style:font-name-complex="Arial" fo:font-size="12pt" style:font-size-asian="12pt" style:font-size-complex="12pt" fo:language="en" fo:country="GB"/>
    </style:style>
    <style:style style:name="P499" style:parent-style-name="Normal" style:family="paragraph">
      <style:text-properties style:font-name="Arial" style:font-name-complex="Arial" fo:font-size="12pt" style:font-size-asian="12pt" style:font-size-complex="12pt" fo:language="en" fo:country="GB"/>
    </style:style>
    <style:style style:name="P500" style:parent-style-name="Normal" style:family="paragraph">
      <style:text-properties style:font-name="Arial" style:font-name-complex="Arial" fo:font-size="12pt" style:font-size-asian="12pt" style:font-size-complex="12pt" fo:language="en" fo:country="GB"/>
    </style:style>
    <style:style style:name="P501" style:parent-style-name="Normal" style:family="paragraph">
      <style:text-properties style:font-name="Arial" style:font-name-complex="Arial" fo:font-size="12pt" style:font-size-asian="12pt" style:font-size-complex="12pt" fo:language="es" fo:country="ES"/>
    </style:style>
    <style:style style:name="P502" style:parent-style-name="Normal" style:family="paragraph">
      <style:text-properties style:font-name="Arial" style:font-name-complex="Arial" fo:font-size="12pt" style:font-size-asian="12pt" style:font-size-complex="12pt"/>
    </style:style>
    <style:style style:name="P503" style:parent-style-name="Normal" style:family="paragraph">
      <style:paragraph-properties fo:break-before="page"/>
      <style:text-properties style:font-name="Arial" style:font-name-complex="Arial" fo:font-size="12pt" style:font-size-asian="12pt" style:font-size-complex="12pt"/>
    </style:style>
    <style:style style:name="P504" style:parent-style-name="Normal" style:family="paragraph">
      <style:text-properties style:font-name="Arial" style:font-name-complex="Arial" fo:font-size="12pt" style:font-size-asian="12pt" style:font-size-complex="12pt"/>
    </style:style>
    <style:style style:name="P505" style:parent-style-name="Normal" style:family="paragraph">
      <style:paragraph-properties fo:margin-bottom="0in" style:line-height-at-least="0.1979in" fo:background-color="#1E1E1E"/>
    </style:style>
    <style:style style:name="T506"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507" style:parent-style-name="Normal" style:family="paragraph">
      <style:paragraph-properties fo:margin-bottom="0in" style:line-height-at-least="0.1979in" fo:background-color="#1E1E1E"/>
    </style:style>
    <style:style style:name="T508"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50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10" style:parent-style-name="Normal" style:family="paragraph">
      <style:paragraph-properties fo:margin-bottom="0in" style:line-height-at-least="0.1979in" fo:background-color="#1E1E1E"/>
    </style:style>
    <style:style style:name="T511" style:parent-style-name="DefaultParagraphFont" style:family="text">
      <style:text-properties style:font-name="Consolas" style:font-name-asian="Times New Roman" style:font-name-complex="Times New Roman" fo:color="#569CD6" fo:font-size="10.5pt" style:font-size-asian="10.5pt" style:font-size-complex="10.5pt" fo:language="en" fo:country="GB" style:language-asian="es" style:country-asian="ES"/>
    </style:style>
    <style:style style:name="T51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13"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51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15" style:parent-style-name="Normal" style:family="paragraph">
      <style:paragraph-properties fo:margin-bottom="0in" style:line-height-at-least="0.1979in" fo:background-color="#1E1E1E"/>
    </style:style>
    <style:style style:name="T51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17"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1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19"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520"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52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22" style:parent-style-name="Normal" style:family="paragraph">
      <style:paragraph-properties fo:margin-bottom="0in" style:line-height-at-least="0.1979in" fo:background-color="#1E1E1E"/>
    </style:style>
    <style:style style:name="T52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2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2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2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27" style:parent-style-name="Normal" style:family="paragraph">
      <style:paragraph-properties fo:margin-bottom="0in" style:line-height-at-least="0.1979in" fo:background-color="#1E1E1E"/>
    </style:style>
    <style:style style:name="T52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2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3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3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32" style:parent-style-name="Normal" style:family="paragraph">
      <style:paragraph-properties fo:margin-bottom="0in" style:line-height-at-least="0.1979in" fo:background-color="#1E1E1E"/>
    </style:style>
    <style:style style:name="T53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3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3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3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37" style:parent-style-name="Normal" style:family="paragraph">
      <style:paragraph-properties fo:margin-bottom="0in" style:line-height-at-least="0.1979in" fo:background-color="#1E1E1E"/>
    </style:style>
    <style:style style:name="T53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3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4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4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42" style:parent-style-name="Normal" style:family="paragraph">
      <style:paragraph-properties fo:margin-bottom="0in" style:line-height-at-least="0.1979in" fo:background-color="#1E1E1E"/>
    </style:style>
    <style:style style:name="T54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4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4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4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4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4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49" style:parent-style-name="Normal" style:family="paragraph">
      <style:paragraph-properties fo:margin-bottom="0in" style:line-height-at-least="0.1979in" fo:background-color="#1E1E1E"/>
    </style:style>
    <style:style style:name="T550"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551" style:parent-style-name="Normal" style:family="paragraph">
      <style:paragraph-properties fo:margin-bottom="0in" style:line-height-at-least="0.1979in" fo:background-color="#1E1E1E"/>
    </style:style>
    <style:style style:name="T552"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55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5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55"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55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5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5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5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6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61"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56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6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6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6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6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56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68" style:parent-style-name="Normal" style:family="paragraph">
      <style:paragraph-properties fo:margin-bottom="0in" style:line-height-at-least="0.1979in" fo:background-color="#1E1E1E"/>
    </style:style>
    <style:style style:name="T56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7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57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72"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573" style:parent-style-name="Normal" style:family="paragraph">
      <style:paragraph-properties fo:margin-bottom="0in" style:line-height-at-least="0.1979in" fo:background-color="#1E1E1E"/>
    </style:style>
    <style:style style:name="T574"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57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576" style:parent-style-name="Normal" style:family="paragraph">
      <style:paragraph-properties fo:margin-bottom="0in" style:line-height-at-least="0.1979in" fo:background-color="#1E1E1E"/>
    </style:style>
    <style:style style:name="T57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578" style:parent-style-name="Normal" style:family="paragraph">
      <style:paragraph-properties fo:margin-bottom="0in" style:line-height-at-least="0.1979in" fo:background-color="#1E1E1E"/>
    </style:style>
    <style:style style:name="T57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58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8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82" style:parent-style-name="DefaultParagraphFont" style:family="text">
      <style:text-properties style:font-name="Consolas" style:font-name-asian="Times New Roman" style:font-name-complex="Times New Roman" fo:color="#569CD6" fo:font-size="10.5pt" style:font-size-asian="10.5pt" style:font-size-complex="10.5pt" fo:language="en" fo:country="GB" style:language-asian="es" style:country-asian="ES"/>
    </style:style>
    <style:style style:name="T58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8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85"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T58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87"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588" style:parent-style-name="Normal" style:family="paragraph">
      <style:paragraph-properties fo:margin-bottom="0in" style:line-height-at-least="0.1979in" fo:background-color="#1E1E1E"/>
    </style:style>
    <style:style style:name="T58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90"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59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92"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593" style:parent-style-name="Normal" style:family="paragraph">
      <style:paragraph-properties fo:margin-bottom="0in" style:line-height-at-least="0.1979in" fo:background-color="#1E1E1E"/>
    </style:style>
    <style:style style:name="T59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595"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59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59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598"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59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600" style:parent-style-name="Normal" style:family="paragraph">
      <style:paragraph-properties fo:margin-bottom="0in" style:line-height-at-least="0.1979in" fo:background-color="#1E1E1E"/>
    </style:style>
    <style:style style:name="T60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02"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60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04"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605" style:parent-style-name="Normal" style:family="paragraph">
      <style:paragraph-properties fo:margin-bottom="0in" style:line-height-at-least="0.1979in" fo:background-color="#1E1E1E"/>
    </style:style>
    <style:style style:name="T606"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60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08" style:parent-style-name="Normal" style:family="paragraph">
      <style:paragraph-properties fo:margin-bottom="0in" style:line-height-at-least="0.1979in" fo:background-color="#1E1E1E"/>
    </style:style>
    <style:style style:name="T609"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61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11"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P61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13" style:parent-style-name="Normal" style:family="paragraph">
      <style:paragraph-properties fo:margin-bottom="0in" style:line-height-at-least="0.1979in" fo:background-color="#1E1E1E"/>
    </style:style>
    <style:style style:name="T614"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615" style:parent-style-name="Normal" style:family="paragraph">
      <style:paragraph-properties fo:margin-bottom="0in" style:line-height-at-least="0.1979in" fo:background-color="#1E1E1E"/>
    </style:style>
    <style:style style:name="T61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61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1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1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2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21"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62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2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2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2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26"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62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28"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629" style:parent-style-name="Normal" style:family="paragraph">
      <style:paragraph-properties fo:margin-bottom="0in" style:line-height-at-least="0.1979in" fo:background-color="#1E1E1E"/>
    </style:style>
    <style:style style:name="T63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31"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3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33"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34" style:parent-style-name="Normal" style:family="paragraph">
      <style:paragraph-properties fo:margin-bottom="0in" style:line-height-at-least="0.1979in" fo:background-color="#1E1E1E"/>
    </style:style>
    <style:style style:name="T63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36"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3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38"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639" style:parent-style-name="Normal" style:family="paragraph">
      <style:paragraph-properties fo:margin-bottom="0in" style:line-height-at-least="0.1979in" fo:background-color="#1E1E1E"/>
    </style:style>
    <style:style style:name="T640"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64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42" style:parent-style-name="Normal" style:family="paragraph">
      <style:paragraph-properties fo:margin-bottom="0in" style:line-height-at-least="0.1979in" fo:background-color="#1E1E1E"/>
    </style:style>
    <style:style style:name="T643"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644" style:parent-style-name="Normal" style:family="paragraph">
      <style:paragraph-properties fo:margin-bottom="0in" style:line-height-at-least="0.1979in" fo:background-color="#1E1E1E"/>
    </style:style>
    <style:style style:name="T645"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64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47"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4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49" style:parent-style-name="Normal" style:family="paragraph">
      <style:paragraph-properties fo:margin-bottom="0in" style:line-height-at-least="0.1979in" fo:background-color="#1E1E1E"/>
    </style:style>
    <style:style style:name="T650"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651" style:parent-style-name="Normal" style:family="paragraph">
      <style:paragraph-properties fo:margin-bottom="0in" style:line-height-at-least="0.1979in" fo:background-color="#1E1E1E"/>
    </style:style>
    <style:style style:name="T652"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65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54"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5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56" style:parent-style-name="Normal" style:family="paragraph">
      <style:paragraph-properties fo:margin-bottom="0in" style:line-height-at-least="0.1979in" fo:background-color="#1E1E1E"/>
    </style:style>
    <style:style style:name="T657"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658" style:parent-style-name="Normal" style:family="paragraph">
      <style:paragraph-properties fo:margin-bottom="0in" style:line-height-at-least="0.1979in" fo:background-color="#1E1E1E"/>
    </style:style>
    <style:style style:name="T65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66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6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6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6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64"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66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6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6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68"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66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7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71"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672" style:parent-style-name="Normal" style:family="paragraph">
      <style:paragraph-properties fo:margin-bottom="0in" style:line-height-at-least="0.1979in" fo:background-color="#1E1E1E"/>
    </style:style>
    <style:style style:name="T67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7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7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7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677" style:parent-style-name="Normal" style:family="paragraph">
      <style:paragraph-properties fo:margin-bottom="0in" style:line-height-at-least="0.1979in" fo:background-color="#1E1E1E"/>
    </style:style>
    <style:style style:name="T67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7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68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681"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682" style:parent-style-name="Normal" style:family="paragraph">
      <style:paragraph-properties fo:margin-bottom="0in" style:line-height-at-least="0.1979in" fo:background-color="#1E1E1E"/>
    </style:style>
    <style:style style:name="T683"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68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685" style:parent-style-name="Normal" style:family="paragraph">
      <style:paragraph-properties fo:margin-bottom="0in" style:line-height-at-least="0.1979in" fo:background-color="#1E1E1E"/>
    </style:style>
    <style:style style:name="T686"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687" style:parent-style-name="Normal" style:family="paragraph">
      <style:paragraph-properties fo:margin-bottom="0in" style:line-height-at-least="0.1979in" fo:background-color="#1E1E1E"/>
    </style:style>
    <style:style style:name="T688"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68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9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69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9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93"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69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69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96"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697" style:parent-style-name="Normal" style:family="paragraph">
      <style:paragraph-properties fo:margin-bottom="0in" style:line-height-at-least="0.1979in" fo:background-color="#1E1E1E"/>
    </style:style>
    <style:style style:name="T69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699"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0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0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702" style:parent-style-name="Normal" style:family="paragraph">
      <style:paragraph-properties fo:margin-bottom="0in" style:line-height-at-least="0.1979in" fo:background-color="#1E1E1E"/>
    </style:style>
    <style:style style:name="T70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04"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0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06"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707" style:parent-style-name="Normal" style:family="paragraph">
      <style:paragraph-properties fo:margin-bottom="0in" style:line-height-at-least="0.1979in" fo:background-color="#1E1E1E"/>
    </style:style>
    <style:style style:name="T708"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70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710" style:parent-style-name="Normal" style:family="paragraph">
      <style:paragraph-properties fo:margin-bottom="0in" style:line-height-at-least="0.1979in" fo:background-color="#1E1E1E"/>
    </style:style>
    <style:style style:name="T711"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712" style:parent-style-name="Normal" style:family="paragraph">
      <style:paragraph-properties fo:margin-bottom="0in" style:line-height-at-least="0.1979in" fo:background-color="#1E1E1E"/>
    </style:style>
    <style:style style:name="T713"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T71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15"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71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17"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71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19"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720" style:parent-style-name="Normal" style:family="paragraph">
      <style:paragraph-properties fo:margin-bottom="0in" style:line-height-at-least="0.1979in" fo:background-color="#1E1E1E"/>
    </style:style>
    <style:style style:name="T72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22"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2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24"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725" style:parent-style-name="Normal" style:family="paragraph">
      <style:paragraph-properties fo:margin-bottom="0in" style:line-height-at-least="0.1979in" fo:background-color="#1E1E1E"/>
    </style:style>
    <style:style style:name="T72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27"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2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29"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730" style:parent-style-name="Normal" style:family="paragraph">
      <style:paragraph-properties fo:margin-bottom="0in" style:line-height-at-least="0.1979in" fo:background-color="#1E1E1E"/>
    </style:style>
    <style:style style:name="T731"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73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733" style:parent-style-name="Normal" style:family="paragraph">
      <style:paragraph-properties fo:margin-bottom="0in" style:line-height-at-least="0.1979in" fo:background-color="#1E1E1E"/>
    </style:style>
    <style:style style:name="T734"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735" style:parent-style-name="Normal" style:family="paragraph">
      <style:paragraph-properties fo:margin-bottom="0in" style:line-height-at-least="0.1979in" fo:background-color="#1E1E1E"/>
    </style:style>
    <style:style style:name="T736"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T73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38"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739" style:parent-style-name="DefaultParagraphFont" style:family="text">
      <style:text-properties style:font-name="Consolas" style:font-name-asian="Times New Roman" style:font-name-complex="Times New Roman" fo:color="#9CDCFE" fo:font-size="10.5pt" style:font-size-asian="10.5pt" style:font-size-complex="10.5pt" fo:language="es" fo:country="ES" style:language-asian="es" style:country-asian="ES"/>
    </style:style>
    <style:style style:name="T740"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74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42"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743" style:parent-style-name="Normal" style:family="paragraph">
      <style:paragraph-properties fo:margin-bottom="0in" style:line-height-at-least="0.1979in" fo:background-color="#1E1E1E"/>
    </style:style>
    <style:style style:name="T74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45"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4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47"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748" style:parent-style-name="Normal" style:family="paragraph">
      <style:paragraph-properties fo:margin-bottom="0in" style:line-height-at-least="0.1979in" fo:background-color="#1E1E1E"/>
    </style:style>
    <style:style style:name="T749"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75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75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52"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753" style:parent-style-name="Normal" style:family="paragraph">
      <style:paragraph-properties fo:margin-bottom="0in" style:line-height-at-least="0.1979in" fo:background-color="#1E1E1E"/>
    </style:style>
    <style:style style:name="T754"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75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756" style:parent-style-name="Normal" style:family="paragraph">
      <style:paragraph-properties fo:margin-bottom="0in" style:line-height-at-least="0.1979in" fo:background-color="#1E1E1E"/>
    </style:style>
    <style:style style:name="T75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758" style:parent-style-name="Normal" style:family="paragraph">
      <style:paragraph-properties fo:margin-bottom="0in" style:line-height-at-least="0.1979in" fo:background-color="#1E1E1E"/>
    </style:style>
    <style:style style:name="T759"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76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6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76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763" style:parent-style-name="Normal" style:family="paragraph">
      <style:paragraph-properties fo:margin-bottom="0in" style:line-height-at-least="0.1979in" fo:background-color="#1E1E1E"/>
    </style:style>
    <style:style style:name="T764"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765" style:parent-style-name="Normal" style:family="paragraph">
      <style:paragraph-properties fo:margin-bottom="0in" style:line-height-at-least="0.1979in" fo:background-color="#1E1E1E"/>
    </style:style>
    <style:style style:name="T76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767"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76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76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770" style:parent-style-name="Normal" style:family="paragraph">
      <style:paragraph-properties fo:margin-bottom="0in" style:line-height-at-least="0.1979in" fo:background-color="#1E1E1E"/>
    </style:style>
    <style:style style:name="T77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772" style:parent-style-name="Normal" style:family="paragraph">
      <style:paragraph-properties fo:margin-bottom="0in" style:line-height-at-least="0.1979in" fo:background-color="#1E1E1E"/>
    </style:style>
    <style:style style:name="T773"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77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7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77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777" style:parent-style-name="Normal" style:family="paragraph">
      <style:paragraph-properties fo:margin-bottom="0in" style:line-height-at-least="0.1979in" fo:background-color="#1E1E1E"/>
    </style:style>
    <style:style style:name="T778"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779" style:parent-style-name="Normal" style:family="paragraph">
      <style:paragraph-properties fo:margin-bottom="0in" style:line-height-at-least="0.1979in" fo:background-color="#1E1E1E"/>
    </style:style>
    <style:style style:name="T780" style:parent-style-name="DefaultParagraphFont" style:family="text">
      <style:text-properties style:font-name="Consolas" style:font-name-asian="Times New Roman" style:font-name-complex="Times New Roman" fo:color="#DCDCAA" fo:font-size="10.5pt" style:font-size-asian="10.5pt" style:font-size-complex="10.5pt" fo:language="en" fo:country="GB" style:language-asian="es" style:country-asian="ES"/>
    </style:style>
    <style:style style:name="T78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8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78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8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78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786" style:parent-style-name="Normal" style:family="paragraph">
      <style:paragraph-properties fo:margin-bottom="0in" style:line-height-at-least="0.1979in" fo:background-color="#1E1E1E"/>
    </style:style>
    <style:style style:name="T78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788" style:parent-style-name="Normal" style:family="paragraph">
      <style:paragraph-properties fo:margin-bottom="0in" style:line-height-at-least="0.1979in" fo:background-color="#1E1E1E"/>
    </style:style>
    <style:style style:name="T789"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T79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9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792" style:parent-style-name="DefaultParagraphFont" style:family="text">
      <style:text-properties style:font-name="Consolas" style:font-name-asian="Times New Roman" style:font-name-complex="Times New Roman" fo:color="#9CDCFE" fo:font-size="10.5pt" style:font-size-asian="10.5pt" style:font-size-complex="10.5pt" fo:language="en" fo:country="GB" style:language-asian="es" style:country-asian="ES"/>
    </style:style>
    <style:style style:name="T79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79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95" style:parent-style-name="DefaultParagraphFont" style:family="text">
      <style:text-properties style:font-name="Consolas" style:font-name-asian="Times New Roman" style:font-name-complex="Times New Roman" fo:color="#C586C0" fo:font-size="10.5pt" style:font-size-asian="10.5pt" style:font-size-complex="10.5pt" fo:language="en" fo:country="GB" style:language-asian="es" style:country-asian="ES"/>
    </style:style>
    <style:style style:name="P796" style:parent-style-name="Normal" style:family="paragraph">
      <style:paragraph-properties fo:margin-bottom="0in" style:line-height-at-least="0.1979in" fo:background-color="#1E1E1E"/>
    </style:style>
    <style:style style:name="T79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798"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799"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00"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801" style:parent-style-name="Normal" style:family="paragraph">
      <style:paragraph-properties fo:margin-bottom="0in" style:line-height-at-least="0.1979in" fo:background-color="#1E1E1E"/>
    </style:style>
    <style:style style:name="T80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03"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80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05"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806" style:parent-style-name="Normal" style:family="paragraph">
      <style:paragraph-properties fo:margin-bottom="0in" style:line-height-at-least="0.1979in" fo:background-color="#1E1E1E"/>
    </style:style>
    <style:style style:name="T807" style:parent-style-name="DefaultParagraphFont" style:family="text">
      <style:text-properties style:font-name="Consolas" style:font-name-asian="Times New Roman" style:font-name-complex="Times New Roman" fo:color="#C586C0" fo:font-size="10.5pt" style:font-size-asian="10.5pt" style:font-size-complex="10.5pt" fo:language="es" fo:country="ES" style:language-asian="es" style:country-asian="ES"/>
    </style:style>
    <style:style style:name="P80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809" style:parent-style-name="Normal" style:family="paragraph">
      <style:paragraph-properties fo:margin-bottom="0in" style:line-height-at-least="0.1979in" fo:background-color="#1E1E1E"/>
    </style:style>
    <style:style style:name="T810" style:parent-style-name="DefaultParagraphFont" style:family="text">
      <style:text-properties style:font-name="Consolas" style:font-name-asian="Times New Roman" style:font-name-complex="Times New Roman" fo:color="#DCDCAA" fo:font-size="10.5pt" style:font-size-asian="10.5pt" style:font-size-complex="10.5pt" fo:language="es" fo:country="ES" style:language-asian="es" style:country-asian="ES"/>
    </style:style>
    <style:style style:name="T81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12" style:parent-style-name="DefaultParagraphFont" style:family="text">
      <style:text-properties style:font-name="Consolas" style:font-name-asian="Times New Roman" style:font-name-complex="Times New Roman" fo:color="#B5CEA8" fo:font-size="10.5pt" style:font-size-asian="10.5pt" style:font-size-complex="10.5pt" fo:language="es" fo:country="ES" style:language-asian="es" style:country-asian="ES"/>
    </style:style>
    <style:style style:name="P813" style:parent-style-name="Normal" style:family="paragraph">
      <style:text-properties style:font-name="Arial" style:font-name-complex="Arial" fo:font-size="12pt" style:font-size-asian="12pt" style:font-size-complex="12pt"/>
    </style:style>
    <style:style style:name="P814" style:parent-style-name="Normal" style:family="paragraph">
      <style:text-properties style:font-name="Arial" style:font-name-complex="Arial" fo:font-size="12pt" style:font-size-asian="12pt" style:font-size-complex="12pt" fo:language="es" fo:country="ES"/>
    </style:style>
    <style:style style:name="P815" style:parent-style-name="Normal" style:family="paragraph">
      <style:text-properties style:font-name="Arial" style:font-name-complex="Arial" fo:font-size="12pt" style:font-size-asian="12pt" style:font-size-complex="12pt" fo:language="es" fo:country="ES"/>
    </style:style>
    <style:style style:name="P816" style:parent-style-name="Normal" style:family="paragraph">
      <style:text-properties style:font-name="Arial" style:font-name-complex="Arial" fo:font-size="12pt" style:font-size-asian="12pt" style:font-size-complex="12pt" fo:language="es" fo:country="ES"/>
    </style:style>
    <style:style style:name="P817" style:parent-style-name="Normal" style:family="paragraph">
      <style:text-properties style:font-name="Arial" style:font-name-complex="Arial" fo:font-size="12pt" style:font-size-asian="12pt" style:font-size-complex="12pt" fo:language="es" fo:country="ES"/>
    </style:style>
    <style:style style:name="P818" style:parent-style-name="Normal" style:family="paragraph">
      <style:text-properties style:font-name="Arial" style:font-name-complex="Arial" fo:font-size="12pt" style:font-size-asian="12pt" style:font-size-complex="12pt" fo:language="es" fo:country="ES"/>
    </style:style>
    <style:style style:name="P819" style:parent-style-name="Normal" style:family="paragraph">
      <style:text-properties style:font-name="Arial" style:font-name-complex="Arial" fo:font-size="12pt" style:font-size-asian="12pt" style:font-size-complex="12pt" fo:language="es" fo:country="ES"/>
    </style:style>
    <style:style style:name="P820" style:parent-style-name="Normal" style:family="paragraph">
      <style:text-properties style:font-name="Arial" style:font-name-complex="Arial" fo:font-size="12pt" style:font-size-asian="12pt" style:font-size-complex="12pt" fo:language="es" fo:country="ES"/>
    </style:style>
    <style:style style:name="P821" style:parent-style-name="Normal" style:family="paragraph">
      <style:text-properties style:font-name="Arial" style:font-name-complex="Arial" fo:font-size="12pt" style:font-size-asian="12pt" style:font-size-complex="12pt" fo:language="es" fo:country="ES"/>
    </style:style>
    <style:style style:name="P822" style:parent-style-name="Normal" style:family="paragraph">
      <style:paragraph-properties fo:break-before="page"/>
      <style:text-properties style:font-name="Arial" style:font-name-complex="Arial" fo:font-size="12pt" style:font-size-asian="12pt" style:font-size-complex="12pt"/>
    </style:style>
    <style:style style:name="P823" style:parent-style-name="Normal" style:family="paragraph">
      <style:text-properties style:font-name="Arial" style:font-name-complex="Arial" fo:font-size="12pt" style:font-size-asian="12pt" style:font-size-complex="12pt"/>
    </style:style>
    <style:style style:name="P824" style:parent-style-name="Normal" style:family="paragraph">
      <style:paragraph-properties fo:margin-bottom="0in" style:line-height-at-least="0.1979in" fo:background-color="#1E1E1E"/>
    </style:style>
    <style:style style:name="T825"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826" style:parent-style-name="Normal" style:family="paragraph">
      <style:paragraph-properties fo:margin-bottom="0in" style:line-height-at-least="0.1979in" fo:background-color="#1E1E1E"/>
    </style:style>
    <style:style style:name="T82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28" style:parent-style-name="Normal" style:family="paragraph">
      <style:paragraph-properties fo:margin-bottom="0in" style:line-height-at-least="0.1979in" fo:background-color="#1E1E1E"/>
    </style:style>
    <style:style style:name="T82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3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3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3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3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3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3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3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837" style:parent-style-name="Normal" style:family="paragraph">
      <style:paragraph-properties fo:margin-bottom="0in" style:line-height-at-least="0.1979in" fo:background-color="#1E1E1E"/>
    </style:style>
    <style:style style:name="T83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3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4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4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842" style:parent-style-name="Normal" style:family="paragraph">
      <style:paragraph-properties fo:margin-bottom="0in" style:line-height-at-least="0.1979in" fo:background-color="#1E1E1E"/>
    </style:style>
    <style:style style:name="T843"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844" style:parent-style-name="Normal" style:family="paragraph">
      <style:paragraph-properties fo:margin-bottom="0in" style:line-height-at-least="0.1979in" fo:background-color="#1E1E1E"/>
    </style:style>
    <style:style style:name="T84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4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4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4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4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5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851" style:parent-style-name="Normal" style:family="paragraph">
      <style:paragraph-properties fo:margin-bottom="0in" style:line-height-at-least="0.1979in" fo:background-color="#1E1E1E"/>
    </style:style>
    <style:style style:name="T85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5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85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5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856" style:parent-style-name="Normal" style:family="paragraph">
      <style:paragraph-properties fo:margin-bottom="0in" style:line-height-at-least="0.1979in" fo:background-color="#1E1E1E"/>
    </style:style>
    <style:style style:name="T85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58" style:parent-style-name="Normal" style:family="paragraph">
      <style:paragraph-properties fo:margin-bottom="0in" style:line-height-at-least="0.1979in" fo:background-color="#1E1E1E"/>
    </style:style>
    <style:style style:name="T85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86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861" style:parent-style-name="Normal" style:family="paragraph">
      <style:paragraph-properties fo:margin-bottom="0in" style:line-height-at-least="0.1979in" fo:background-color="#1E1E1E"/>
    </style:style>
    <style:style style:name="T862"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63" style:parent-style-name="Normal" style:family="paragraph">
      <style:paragraph-properties fo:margin-bottom="0in" style:line-height-at-least="0.1979in" fo:background-color="#1E1E1E"/>
    </style:style>
    <style:style style:name="T86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65"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6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67"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868" style:parent-style-name="Normal" style:family="paragraph">
      <style:paragraph-properties fo:margin-bottom="0in" style:line-height-at-least="0.1979in" fo:background-color="#1E1E1E"/>
    </style:style>
    <style:style style:name="T869"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70"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7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72"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87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P874" style:parent-style-name="Normal" style:family="paragraph">
      <style:paragraph-properties fo:margin-bottom="0in" style:line-height-at-least="0.1979in" fo:background-color="#1E1E1E"/>
    </style:style>
    <style:style style:name="T87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7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7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78"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879" style:parent-style-name="Normal" style:family="paragraph">
      <style:paragraph-properties fo:margin-bottom="0in" style:line-height-at-least="0.1979in" fo:background-color="#1E1E1E"/>
    </style:style>
    <style:style style:name="T88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8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8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83"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84"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85"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86"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87"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88"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89"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9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9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892"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893"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894" style:parent-style-name="Normal" style:family="paragraph">
      <style:paragraph-properties fo:margin-bottom="0in" style:line-height-at-least="0.1979in" fo:background-color="#1E1E1E"/>
    </style:style>
    <style:style style:name="T89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96" style:parent-style-name="Normal" style:family="paragraph">
      <style:paragraph-properties fo:margin-bottom="0in" style:line-height-at-least="0.1979in" fo:background-color="#1E1E1E"/>
    </style:style>
    <style:style style:name="T89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898" style:parent-style-name="Normal" style:family="paragraph">
      <style:paragraph-properties fo:margin-bottom="0in" style:line-height-at-least="0.1979in" fo:background-color="#1E1E1E"/>
    </style:style>
    <style:style style:name="T899"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0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01" style:parent-style-name="Normal" style:family="paragraph">
      <style:paragraph-properties fo:margin-bottom="0in" style:line-height-at-least="0.1979in" fo:background-color="#1E1E1E"/>
    </style:style>
    <style:style style:name="T90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0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0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0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0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0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90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0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10" style:parent-style-name="Normal" style:family="paragraph">
      <style:paragraph-properties fo:margin-bottom="0in" style:line-height-at-least="0.1979in" fo:background-color="#1E1E1E"/>
    </style:style>
    <style:style style:name="T91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12" style:parent-style-name="Normal" style:family="paragraph">
      <style:paragraph-properties fo:margin-bottom="0in" style:line-height-at-least="0.1979in" fo:background-color="#1E1E1E"/>
    </style:style>
    <style:style style:name="T91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14" style:parent-style-name="Normal" style:family="paragraph">
      <style:paragraph-properties fo:margin-bottom="0in" style:line-height-at-least="0.1979in" fo:background-color="#1E1E1E"/>
    </style:style>
    <style:style style:name="T91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16" style:parent-style-name="Normal" style:family="paragraph">
      <style:paragraph-properties fo:margin-bottom="0in" style:line-height-at-least="0.1979in" fo:background-color="#1E1E1E"/>
    </style:style>
    <style:style style:name="T91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18" style:parent-style-name="Normal" style:family="paragraph">
      <style:paragraph-properties fo:margin-bottom="0in" style:line-height-at-least="0.1979in" fo:background-color="#1E1E1E"/>
    </style:style>
    <style:style style:name="T919"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20" style:parent-style-name="Normal" style:family="paragraph">
      <style:paragraph-properties fo:margin-bottom="0in" style:line-height-at-least="0.1979in" fo:background-color="#1E1E1E"/>
    </style:style>
    <style:style style:name="T92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22" style:parent-style-name="Normal" style:family="paragraph">
      <style:paragraph-properties fo:margin-bottom="0in" style:line-height-at-least="0.1979in" fo:background-color="#1E1E1E"/>
    </style:style>
    <style:style style:name="T92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24" style:parent-style-name="Normal" style:family="paragraph">
      <style:paragraph-properties fo:margin-bottom="0in" style:line-height-at-least="0.1979in" fo:background-color="#1E1E1E"/>
    </style:style>
    <style:style style:name="T92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2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27" style:parent-style-name="Normal" style:family="paragraph">
      <style:paragraph-properties fo:margin-bottom="0in" style:line-height-at-least="0.1979in" fo:background-color="#1E1E1E"/>
    </style:style>
    <style:style style:name="T928"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29" style:parent-style-name="Normal" style:family="paragraph">
      <style:paragraph-properties fo:margin-bottom="0in" style:line-height-at-least="0.1979in" fo:background-color="#1E1E1E"/>
    </style:style>
    <style:style style:name="T93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3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3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33" style:parent-style-name="Normal" style:family="paragraph">
      <style:paragraph-properties fo:margin-bottom="0in" style:line-height-at-least="0.1979in" fo:background-color="#1E1E1E"/>
    </style:style>
    <style:style style:name="T934"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35" style:parent-style-name="Normal" style:family="paragraph">
      <style:paragraph-properties fo:margin-bottom="0in" style:line-height-at-least="0.1979in" fo:background-color="#1E1E1E"/>
    </style:style>
    <style:style style:name="T93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3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38" style:parent-style-name="Normal" style:family="paragraph">
      <style:paragraph-properties fo:margin-bottom="0in" style:line-height-at-least="0.1979in" fo:background-color="#1E1E1E"/>
    </style:style>
    <style:style style:name="T93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4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41"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42" style:parent-style-name="Normal" style:family="paragraph">
      <style:paragraph-properties fo:margin-bottom="0in" style:line-height-at-least="0.1979in" fo:background-color="#1E1E1E"/>
    </style:style>
    <style:style style:name="T94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44" style:parent-style-name="Normal" style:family="paragraph">
      <style:paragraph-properties fo:margin-bottom="0in" style:line-height-at-least="0.1979in" fo:background-color="#1E1E1E"/>
    </style:style>
    <style:style style:name="T94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46"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947" style:parent-style-name="Normal" style:family="paragraph">
      <style:paragraph-properties fo:margin-bottom="0in" style:line-height-at-least="0.1979in" fo:background-color="#1E1E1E"/>
    </style:style>
    <style:style style:name="T94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49"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T95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5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5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53" style:parent-style-name="Normal" style:family="paragraph">
      <style:paragraph-properties fo:margin-bottom="0in" style:line-height-at-least="0.1979in" fo:background-color="#1E1E1E"/>
    </style:style>
    <style:style style:name="T954"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55" style:parent-style-name="Normal" style:family="paragraph">
      <style:paragraph-properties fo:margin-bottom="0in" style:line-height-at-least="0.1979in" fo:background-color="#1E1E1E"/>
    </style:style>
    <style:style style:name="T956"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57" style:parent-style-name="Normal" style:family="paragraph">
      <style:paragraph-properties fo:margin-bottom="0in" style:line-height-at-least="0.1979in" fo:background-color="#1E1E1E"/>
    </style:style>
    <style:style style:name="T958"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5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960"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61" style:parent-style-name="Normal" style:family="paragraph">
      <style:paragraph-properties fo:margin-bottom="0in" style:line-height-at-least="0.1979in" fo:background-color="#1E1E1E"/>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62" style:parent-style-name="Normal" style:family="paragraph">
      <style:paragraph-properties fo:margin-bottom="0in" style:line-height-at-least="0.1979in" fo:background-color="#1E1E1E"/>
    </style:style>
    <style:style style:name="T96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64" style:parent-style-name="Normal" style:family="paragraph">
      <style:paragraph-properties fo:margin-bottom="0in" style:line-height-at-least="0.1979in" fo:background-color="#1E1E1E"/>
    </style:style>
    <style:style style:name="T96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966" style:parent-style-name="Normal" style:family="paragraph">
      <style:paragraph-properties fo:margin-bottom="0in" style:line-height-at-least="0.1979in" fo:background-color="#1E1E1E"/>
    </style:style>
    <style:style style:name="T96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6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69" style:parent-style-name="Normal" style:family="paragraph">
      <style:paragraph-properties fo:margin-bottom="0in" style:line-height-at-least="0.1979in" fo:background-color="#1E1E1E"/>
    </style:style>
    <style:style style:name="T97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7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72" style:parent-style-name="Normal" style:family="paragraph">
      <style:paragraph-properties fo:margin-bottom="0in" style:line-height-at-least="0.1979in" fo:background-color="#1E1E1E"/>
    </style:style>
    <style:style style:name="T97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7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75" style:parent-style-name="Normal" style:family="paragraph">
      <style:paragraph-properties fo:margin-bottom="0in" style:line-height-at-least="0.1979in" fo:background-color="#1E1E1E"/>
    </style:style>
    <style:style style:name="T97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7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78" style:parent-style-name="Normal" style:family="paragraph">
      <style:paragraph-properties fo:margin-bottom="0in" style:line-height-at-least="0.1979in" fo:background-color="#1E1E1E"/>
    </style:style>
    <style:style style:name="T97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8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81" style:parent-style-name="Normal" style:family="paragraph">
      <style:paragraph-properties fo:margin-bottom="0in" style:line-height-at-least="0.1979in" fo:background-color="#1E1E1E"/>
    </style:style>
    <style:style style:name="T98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8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84" style:parent-style-name="Normal" style:family="paragraph">
      <style:paragraph-properties fo:margin-bottom="0in" style:line-height-at-least="0.1979in" fo:background-color="#1E1E1E"/>
    </style:style>
    <style:style style:name="T98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8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87" style:parent-style-name="Normal" style:family="paragraph">
      <style:paragraph-properties fo:margin-bottom="0in" style:line-height-at-least="0.1979in" fo:background-color="#1E1E1E"/>
    </style:style>
    <style:style style:name="T98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89"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990" style:parent-style-name="Normal" style:family="paragraph">
      <style:paragraph-properties fo:margin-bottom="0in" style:line-height-at-least="0.1979in" fo:background-color="#1E1E1E"/>
    </style:style>
    <style:style style:name="T99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92"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993" style:parent-style-name="Normal" style:family="paragraph">
      <style:paragraph-properties fo:margin-bottom="0in" style:line-height-at-least="0.1979in" fo:background-color="#1E1E1E"/>
    </style:style>
    <style:style style:name="T99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9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996" style:parent-style-name="Normal" style:family="paragraph">
      <style:paragraph-properties fo:margin-bottom="0in" style:line-height-at-least="0.1979in" fo:background-color="#1E1E1E"/>
    </style:style>
    <style:style style:name="T99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998"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999" style:parent-style-name="Normal" style:family="paragraph">
      <style:paragraph-properties fo:margin-bottom="0in" style:line-height-at-least="0.1979in" fo:background-color="#1E1E1E"/>
    </style:style>
    <style:style style:name="T1000"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01"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1002" style:parent-style-name="Normal" style:family="paragraph">
      <style:paragraph-properties fo:margin-bottom="0in" style:line-height-at-least="0.1979in" fo:background-color="#1E1E1E"/>
    </style:style>
    <style:style style:name="T1003"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004" style:parent-style-name="Normal" style:family="paragraph">
      <style:paragraph-properties fo:margin-bottom="0in" style:line-height-at-least="0.1979in" fo:background-color="#1E1E1E"/>
    </style:style>
    <style:style style:name="T100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0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0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08"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09"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10"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11"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12"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13"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14"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15"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16"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T1017" style:parent-style-name="DefaultParagraphFont" style:family="text">
      <style:text-properties style:font-name="Consolas" style:font-name-asian="Times New Roman" style:font-name-complex="Times New Roman" fo:color="#D4D4D4" fo:font-size="10.5pt" style:font-size-asian="10.5pt" style:font-size-complex="10.5pt" fo:language="es" fo:country="ES" style:language-asian="es" style:country-asian="ES"/>
    </style:style>
    <style:style style:name="T1018" style:parent-style-name="DefaultParagraphFont" style:family="text">
      <style:text-properties style:font-name="Consolas" style:font-name-asian="Times New Roman" style:font-name-complex="Times New Roman" fo:color="#CE9178" fo:font-size="10.5pt" style:font-size-asian="10.5pt" style:font-size-complex="10.5pt" fo:language="es" fo:country="ES" style:language-asian="es" style:country-asian="ES"/>
    </style:style>
    <style:style style:name="P1019" style:parent-style-name="Normal" style:family="paragraph">
      <style:paragraph-properties fo:margin-bottom="0in" style:line-height-at-least="0.1979in" fo:background-color="#1E1E1E"/>
    </style:style>
    <style:style style:name="T1020"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21" style:parent-style-name="Normal" style:family="paragraph">
      <style:paragraph-properties fo:margin-bottom="0in" style:line-height-at-least="0.1979in" fo:background-color="#1E1E1E"/>
    </style:style>
    <style:style style:name="T102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2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02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2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T102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2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28" style:parent-style-name="Normal" style:family="paragraph">
      <style:paragraph-properties fo:margin-bottom="0in" style:line-height-at-least="0.1979in" fo:background-color="#1E1E1E"/>
    </style:style>
    <style:style style:name="T1029"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30" style:parent-style-name="Normal" style:family="paragraph">
      <style:paragraph-properties fo:margin-bottom="0in" style:line-height-at-least="0.1979in" fo:background-color="#1E1E1E"/>
    </style:style>
    <style:style style:name="T103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32" style:parent-style-name="Normal" style:family="paragraph">
      <style:paragraph-properties fo:margin-bottom="0in" style:line-height-at-least="0.1979in" fo:background-color="#1E1E1E"/>
    </style:style>
    <style:style style:name="T103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34" style:parent-style-name="Normal" style:family="paragraph">
      <style:paragraph-properties fo:margin-bottom="0in" style:line-height-at-least="0.1979in" fo:background-color="#1E1E1E"/>
    </style:style>
    <style:style style:name="T103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36" style:parent-style-name="Normal" style:family="paragraph">
      <style:paragraph-properties fo:margin-bottom="0in" style:line-height-at-least="0.1979in" fo:background-color="#1E1E1E"/>
    </style:style>
    <style:style style:name="T1037"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38" style:parent-style-name="Normal" style:family="paragraph">
      <style:paragraph-properties fo:margin-bottom="0in" style:line-height-at-least="0.1979in" fo:background-color="#1E1E1E"/>
    </style:style>
    <style:style style:name="T1039"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40" style:parent-style-name="Normal" style:family="paragraph">
      <style:paragraph-properties fo:margin-bottom="0in" style:line-height-at-least="0.1979in" fo:background-color="#1E1E1E"/>
    </style:style>
    <style:style style:name="T1041"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42" style:parent-style-name="Normal" style:family="paragraph">
      <style:paragraph-properties fo:margin-bottom="0in" style:line-height-at-least="0.1979in" fo:background-color="#1E1E1E"/>
    </style:style>
    <style:style style:name="T1043"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4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1045" style:parent-style-name="Normal" style:family="paragraph">
      <style:paragraph-properties fo:margin-bottom="0in" style:line-height-at-least="0.1979in" fo:background-color="#1E1E1E"/>
    </style:style>
    <style:style style:name="T1046"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47" style:parent-style-name="Normal" style:family="paragraph">
      <style:paragraph-properties fo:margin-bottom="0in" style:line-height-at-least="0.1979in" fo:background-color="#1E1E1E"/>
    </style:style>
    <style:style style:name="T104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4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50" style:parent-style-name="Normal" style:family="paragraph">
      <style:paragraph-properties fo:margin-bottom="0in" style:line-height-at-least="0.1979in" fo:background-color="#1E1E1E"/>
    </style:style>
    <style:style style:name="T105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5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53" style:parent-style-name="Normal" style:family="paragraph">
      <style:paragraph-properties fo:margin-bottom="0in" style:line-height-at-least="0.1979in" fo:background-color="#1E1E1E"/>
    </style:style>
    <style:style style:name="T105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55"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5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1057" style:parent-style-name="Normal" style:family="paragraph">
      <style:paragraph-properties fo:margin-bottom="0in" style:line-height-at-least="0.1979in" fo:background-color="#1E1E1E"/>
    </style:style>
    <style:style style:name="T1058"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59" style:parent-style-name="Normal" style:family="paragraph">
      <style:paragraph-properties fo:margin-bottom="0in" style:line-height-at-least="0.1979in" fo:background-color="#1E1E1E"/>
    </style:style>
    <style:style style:name="T106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6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62" style:parent-style-name="Normal" style:family="paragraph">
      <style:paragraph-properties fo:margin-bottom="0in" style:line-height-at-least="0.1979in" fo:background-color="#1E1E1E"/>
    </style:style>
    <style:style style:name="T1063"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64"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65" style:parent-style-name="Normal" style:family="paragraph">
      <style:paragraph-properties fo:margin-bottom="0in" style:line-height-at-least="0.1979in" fo:background-color="#1E1E1E"/>
    </style:style>
    <style:style style:name="T106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67"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68" style:parent-style-name="Normal" style:family="paragraph">
      <style:paragraph-properties fo:margin-bottom="0in" style:line-height-at-least="0.1979in" fo:background-color="#1E1E1E"/>
    </style:style>
    <style:style style:name="T106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70"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71" style:parent-style-name="Normal" style:family="paragraph">
      <style:paragraph-properties fo:margin-bottom="0in" style:line-height-at-least="0.1979in" fo:background-color="#1E1E1E"/>
    </style:style>
    <style:style style:name="T1072"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73"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74" style:parent-style-name="Normal" style:family="paragraph">
      <style:paragraph-properties fo:margin-bottom="0in" style:line-height-at-least="0.1979in" fo:background-color="#1E1E1E"/>
    </style:style>
    <style:style style:name="T1075"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76"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77" style:parent-style-name="Normal" style:family="paragraph">
      <style:paragraph-properties fo:margin-bottom="0in" style:line-height-at-least="0.1979in" fo:background-color="#1E1E1E"/>
    </style:style>
    <style:style style:name="T1078"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79"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80" style:parent-style-name="Normal" style:family="paragraph">
      <style:paragraph-properties fo:margin-bottom="0in" style:line-height-at-least="0.1979in" fo:background-color="#1E1E1E"/>
    </style:style>
    <style:style style:name="T108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82"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1083" style:parent-style-name="Normal" style:family="paragraph">
      <style:paragraph-properties fo:margin-bottom="0in" style:line-height-at-least="0.1979in" fo:background-color="#1E1E1E"/>
    </style:style>
    <style:style style:name="T1084"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85"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1086" style:parent-style-name="Normal" style:family="paragraph">
      <style:paragraph-properties fo:margin-bottom="0in" style:line-height-at-least="0.1979in" fo:background-color="#1E1E1E"/>
    </style:style>
    <style:style style:name="T1087"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88"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89" style:parent-style-name="Normal" style:family="paragraph">
      <style:paragraph-properties fo:margin-bottom="0in" style:line-height-at-least="0.1979in" fo:background-color="#1E1E1E"/>
    </style:style>
    <style:style style:name="T1090"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91"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092"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1093" style:parent-style-name="Normal" style:family="paragraph">
      <style:paragraph-properties fo:margin-bottom="0in" style:line-height-at-least="0.1979in" fo:background-color="#1E1E1E"/>
    </style:style>
    <style:style style:name="T1094"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095" style:parent-style-name="Normal" style:family="paragraph">
      <style:paragraph-properties fo:margin-bottom="0in" style:line-height-at-least="0.1979in" fo:background-color="#1E1E1E"/>
    </style:style>
    <style:style style:name="T1096"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097"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P1098" style:parent-style-name="Normal" style:family="paragraph">
      <style:paragraph-properties fo:margin-bottom="0in" style:line-height-at-least="0.1979in" fo:background-color="#1E1E1E"/>
    </style:style>
    <style:style style:name="T1099"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100" style:parent-style-name="DefaultParagraphFont" style:family="text">
      <style:text-properties style:font-name="Consolas" style:font-name-asian="Times New Roman" style:font-name-complex="Times New Roman" fo:color="#B5CEA8" fo:font-size="10.5pt" style:font-size-asian="10.5pt" style:font-size-complex="10.5pt" fo:language="en" fo:country="GB" style:language-asian="es" style:country-asian="ES"/>
    </style:style>
    <style:style style:name="T1101" style:parent-style-name="DefaultParagraphFont" style:family="text">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T1102" style:parent-style-name="DefaultParagraphFont" style:family="text">
      <style:text-properties style:font-name="Consolas" style:font-name-asian="Times New Roman" style:font-name-complex="Times New Roman" fo:color="#CE9178" fo:font-size="10.5pt" style:font-size-asian="10.5pt" style:font-size-complex="10.5pt" fo:language="en" fo:country="GB" style:language-asian="es" style:country-asian="ES"/>
    </style:style>
    <style:style style:name="P110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fo:language="en" fo:country="GB" style:language-asian="es" style:country-asian="ES"/>
    </style:style>
    <style:style style:name="P1104" style:parent-style-name="Normal" style:family="paragraph">
      <style:paragraph-properties fo:margin-bottom="0in" style:line-height-at-least="0.1979in" fo:background-color="#1E1E1E"/>
    </style:style>
    <style:style style:name="T1105" style:parent-style-name="DefaultParagraphFont" style:family="text">
      <style:text-properties style:font-name="Consolas" style:font-name-asian="Times New Roman" style:font-name-complex="Times New Roman" fo:color="#6A9955" fo:font-size="10.5pt" style:font-size-asian="10.5pt" style:font-size-complex="10.5pt" fo:language="en" fo:country="GB" style:language-asian="es" style:country-asian="ES"/>
    </style:style>
    <style:style style:name="P1106" style:parent-style-name="Normal" style:family="paragraph">
      <style:paragraph-properties fo:margin-bottom="0in" style:line-height-at-least="0.1979in" fo:background-color="#1E1E1E"/>
    </style:style>
    <style:style style:name="T1107"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108" style:parent-style-name="Normal" style:family="paragraph">
      <style:paragraph-properties fo:margin-bottom="0in" style:line-height-at-least="0.1979in" fo:background-color="#1E1E1E"/>
    </style:style>
    <style:style style:name="T1109" style:parent-style-name="DefaultParagraphFont" style:family="text">
      <style:text-properties style:font-name="Consolas" style:font-name-asian="Times New Roman" style:font-name-complex="Times New Roman" fo:color="#6A9955" fo:font-size="10.5pt" style:font-size-asian="10.5pt" style:font-size-complex="10.5pt" fo:language="es" fo:country="ES" style:language-asian="es" style:country-asian="ES"/>
    </style:style>
    <style:style style:name="P1110" style:parent-style-name="Normal" style:family="paragraph">
      <style:text-properties style:font-name="Arial" style:font-name-complex="Arial" fo:font-size="12pt" style:font-size-asian="12pt" style:font-size-complex="12pt"/>
    </style:style>
    <style:style style:name="P1111" style:parent-style-name="Normal" style:family="paragraph">
      <style:text-properties style:font-name="Arial" style:font-name-complex="Arial" fo:font-size="12pt" style:font-size-asian="12pt" style:font-size-complex="12pt"/>
    </style:style>
  </office:automatic-styles>
  <office:body>
    <office:text text:use-soft-page-breaks="true">
      <text:p text:style-name="P1">Autor: Àmgel Gascón Muria</text:p>
      <text:p text:style-name="P2">Lab usuaris – num. 8</text:p>
      <text:p text:style-name="P3"/>
      <text:p text:style-name="P4">Script altausuaris.sh</text:p>
      <text:p text:style-name="P5"><text:span text:style-name="T6">#!/bin/bash</text:span></text:p>
      <text:p text:style-name="P7"><text:span text:style-name="T8">#autor: Àngel Gascón</text:span></text:p>
      <text:p text:style-name="P9"/>
      <text:p text:style-name="P10"><text:span text:style-name="T11">function</text:span><text:span text:style-name="T12"><text:s/></text:span><text:span text:style-name="T13">ajuda</text:span><text:span text:style-name="T14">() {</text:span></text:p>
      <text:p text:style-name="P15"><text:span text:style-name="T16"> <text:s/></text:span><text:span text:style-name="T17">echo</text:span><text:span text:style-name="T18"><text:s/></text:span><text:span text:style-name="T19">"Este script crea usuarios y grupos en el sistema."</text:span></text:p>
      <text:p text:style-name="P20"><text:span text:style-name="T21"> <text:s/></text:span><text:span text:style-name="T22">echo</text:span><text:span text:style-name="T23"><text:s/></text:span><text:span text:style-name="T24">"Uso:<text:s/></text:span><text:span text:style-name="T25">$0</text:span><text:span text:style-name="T26"><text:s/>[archivo_usuarios] [archivo_proyectos]"</text:span></text:p>
      <text:p text:style-name="P27"><text:span text:style-name="T28"> <text:s/></text:span><text:span text:style-name="T29">echo</text:span><text:span text:style-name="T30"><text:s/></text:span><text:span text:style-name="T31">"Opciones:"</text:span></text:p>
      <text:p text:style-name="P32"><text:span text:style-name="T33"> <text:s/></text:span><text:span text:style-name="T34">echo</text:span><text:span text:style-name="T35"><text:s/></text:span><text:span text:style-name="T36">"  -h, --help        Muestra este mensaje de ayuda"</text:span></text:p>
      <text:p text:style-name="P37"><text:span text:style-name="T38"> <text:s/></text:span><text:span text:style-name="T39">echo</text:span><text:span text:style-name="T40"><text:s/></text:span><text:span text:style-name="T41">""</text:span></text:p>
      <text:p text:style-name="P42"><text:span text:style-name="T43"> <text:s/></text:span><text:span text:style-name="T44">echo</text:span><text:span text:style-name="T45"><text:s/></text:span><text:span text:style-name="T46">"El archivo_usuarios debe tener el siguiente formato:"</text:span></text:p>
      <text:p text:style-name="P47"><text:span text:style-name="T48"> <text:s/></text:span><text:span text:style-name="T49">echo</text:span><text:span text:style-name="T50"><text:s/></text:span><text:span text:style-name="T51">"dni:nombre:telefono:departamento:proyectos"</text:span></text:p>
      <text:p text:style-name="P52"><text:span text:style-name="T53"> <text:s/></text:span><text:span text:style-name="T54">echo</text:span><text:span text:style-name="T55"><text:s/></text:span><text:span text:style-name="T56">""</text:span></text:p>
      <text:p text:style-name="P57"><text:span text:style-name="T58"> <text:s/></text:span><text:span text:style-name="T59">echo</text:span><text:span text:style-name="T60"><text:s/></text:span><text:span text:style-name="T61">"El archivo_proyectos debe tener el siguiente formato:"</text:span></text:p>
      <text:p text:style-name="P62"><text:span text:style-name="T63"> <text:s/></text:span><text:span text:style-name="T64">echo</text:span><text:span text:style-name="T65"><text:s/></text:span><text:span text:style-name="T66">"nombre_proyecto:cap:descripcion"</text:span></text:p>
      <text:p text:style-name="P67"><text:span text:style-name="T68"> <text:s/></text:span><text:span text:style-name="T69">echo</text:span><text:span text:style-name="T70"><text:s/></text:span><text:span text:style-name="T71">""</text:span></text:p>
      <text:p text:style-name="P72"><text:span text:style-name="T73"> <text:s/></text:span><text:span text:style-name="T74">echo</text:span><text:span text:style-name="T75"><text:s/></text:span><text:span text:style-name="T76">"Ejemplo:"</text:span></text:p>
      <text:p text:style-name="P77"><text:span text:style-name="T78"> <text:s/></text:span><text:span text:style-name="T79">echo</text:span><text:span text:style-name="T80"><text:s/></text:span><text:span text:style-name="T81">"</text:span><text:span text:style-name="T82">$0</text:span><text:span text:style-name="T83"><text:s/>usuarios.txt proyectos.txt"</text:span></text:p>
      <text:p text:style-name="P84">}</text:p>
      <text:p text:style-name="P85"/>
      <text:p text:style-name="P86"><text:span text:style-name="T87">#comprovem help</text:span></text:p>
      <text:p text:style-name="P88"><text:span text:style-name="T89">if</text:span><text:span text:style-name="T90"><text:s/>[[<text:s/></text:span><text:span text:style-name="T91">"</text:span><text:span text:style-name="T92">$1</text:span><text:span text:style-name="T93">"</text:span><text:span text:style-name="T94"><text:s/>==<text:s/></text:span><text:span text:style-name="T95">"-h"</text:span><text:span text:style-name="T96"><text:s/>||<text:s/></text:span><text:span text:style-name="T97">"</text:span><text:span text:style-name="T98">$1</text:span><text:span text:style-name="T99">"</text:span><text:span text:style-name="T100"><text:s/>==<text:s/></text:span><text:span text:style-name="T101">"--help"</text:span><text:span text:style-name="T102"><text:s/>]];<text:s/></text:span><text:span text:style-name="T103">then</text:span></text:p>
      <text:p text:style-name="P104"><text:span text:style-name="T105"> <text:s/></text:span><text:span text:style-name="T106">ajuda</text:span></text:p>
      <text:p text:style-name="P107"><text:span text:style-name="T108"> <text:s/></text:span><text:span text:style-name="T109">exit</text:span><text:span text:style-name="T110"><text:s/></text:span><text:span text:style-name="T111">0</text:span></text:p>
      <text:p text:style-name="P112"><text:span text:style-name="T113">fi</text:span></text:p>
      <text:p text:style-name="P114"/>
      <text:p text:style-name="P115"><text:span text:style-name="T116">mkdir<text:s/></text:span><text:span text:style-name="T117">-p</text:span><text:span text:style-name="T118"><text:s/></text:span><text:span text:style-name="T119">/empresa/bin</text:span></text:p>
      <text:p text:style-name="P120"><text:span text:style-name="T121">#establim l'sticky bit per a que els fitxer tant sols pugin ser esborrats per l'autor, permissos correctes i PATH</text:span></text:p>
      <text:p text:style-name="P122"><text:span text:style-name="T123">chmod<text:s/></text:span><text:span text:style-name="T124">1755</text:span><text:span text:style-name="T125"><text:s/></text:span><text:span text:style-name="T126">/empresa/bin</text:span></text:p>
      <text:p text:style-name="P127"><text:span text:style-name="T128">export</text:span><text:span text:style-name="T129"><text:s/></text:span><text:span text:style-name="T130">PATH</text:span><text:span text:style-name="T131">=</text:span><text:span text:style-name="T132">$PATH</text:span><text:span text:style-name="T133">:/empresa/bin</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soft-page-break/>
      <text:p text:style-name="P146"><text:span text:style-name="T147">#Llegiex params</text:span></text:p>
      <text:p text:style-name="P148"><text:span text:style-name="T149">if</text:span><text:span text:style-name="T150"><text:s/>[<text:s/></text:span><text:span text:style-name="T151">$#</text:span><text:span text:style-name="T152"><text:s/>-ne<text:s/></text:span><text:span text:style-name="T153">2</text:span><text:span text:style-name="T154"><text:s/>]<text:s/></text:span></text:p>
      <text:p text:style-name="P155"><text:span text:style-name="T156">then</text:span></text:p>
      <text:p text:style-name="P157"><text:span text:style-name="T158"> <text:s/></text:span><text:span text:style-name="T159">echo</text:span><text:span text:style-name="T160"><text:s/></text:span><text:span text:style-name="T161">"posa un fitxer d'usuaris de parametre i un fitxer projectes"</text:span><text:span text:style-name="T162"><text:s/>&gt;&amp;2</text:span></text:p>
      <text:p text:style-name="P163">  ajuda</text:p>
      <text:p text:style-name="P164"><text:span text:style-name="T165"> <text:s/></text:span><text:span text:style-name="T166">exit</text:span></text:p>
      <text:p text:style-name="P167"><text:span text:style-name="T168">else</text:span></text:p>
      <text:p text:style-name="P169"><text:span text:style-name="T170"> <text:s/></text:span><text:span text:style-name="T171">#afegir bin a /etc/skel</text:span></text:p>
      <text:p text:style-name="P172"><text:span text:style-name="T173">  mkdir<text:s/></text:span><text:span text:style-name="T174">-p</text:span><text:span text:style-name="T175"><text:s/></text:span><text:span text:style-name="T176">-m</text:span><text:span text:style-name="T177"><text:s/></text:span><text:span text:style-name="T178">700</text:span><text:span text:style-name="T179"><text:s/></text:span><text:span text:style-name="T180">/etc/skel/bin</text:span></text:p>
      <text:p text:style-name="P181"><text:span text:style-name="T182"> <text:s/></text:span><text:span text:style-name="T183">if</text:span><text:span text:style-name="T184"><text:s/>! grep<text:s/></text:span><text:span text:style-name="T185">-q</text:span><text:span text:style-name="T186"><text:s/></text:span><text:span text:style-name="T187">'export PATH=$PATH:/etc/skel/bin:./ &amp;&amp; umask 077'</text:span><text:span text:style-name="T188"><text:s/></text:span><text:span text:style-name="T189">/etc/skel/.bashrc</text:span><text:span text:style-name="T190">;<text:s/></text:span><text:span text:style-name="T191">then</text:span></text:p>
      <text:p text:style-name="P192"><text:span text:style-name="T193">   <text:s/></text:span><text:span text:style-name="T194">echo</text:span><text:span text:style-name="T195"><text:s/></text:span><text:span text:style-name="T196">'export PATH=$PATH:/etc/skel/bin:./ &amp;&amp; umask 077'</text:span><text:span text:style-name="T197"><text:s/>&gt;&gt;<text:s/></text:span><text:span text:style-name="T198">/etc/skel/.bashrc</text:span><text:span text:style-name="T199"><text:s/></text:span></text:p>
      <text:p text:style-name="P200"><text:span text:style-name="T201"> <text:s/></text:span><text:span text:style-name="T202">fi</text:span></text:p>
      <text:p text:style-name="P203"><text:span text:style-name="T204"> <text:s/></text:span><text:span text:style-name="T205">#fitxer usuaris</text:span></text:p>
      <text:p text:style-name="P206"><text:span text:style-name="T207"> <text:s/></text:span><text:span text:style-name="T208">while</text:span><text:span text:style-name="T209"><text:s/></text:span><text:span text:style-name="T210">read</text:span><text:span text:style-name="T211"><text:s/></text:span><text:span text:style-name="T212">linia</text:span><text:span text:style-name="T213"><text:s/></text:span></text:p>
      <text:p text:style-name="P214"><text:span text:style-name="T215"> <text:s/></text:span><text:span text:style-name="T216">do</text:span><text:span text:style-name="T217"><text:s/></text:span></text:p>
      <text:p text:style-name="P218"><text:span text:style-name="T219">   <text:s/></text:span><text:span text:style-name="T220">IFS</text:span><text:span text:style-name="T221">=</text:span><text:span text:style-name="T222">$':'</text:span><text:span text:style-name="T223"><text:s/></text:span></text:p>
      <text:p text:style-name="P224"><text:span text:style-name="T225">   <text:s/></text:span><text:span text:style-name="T226">read</text:span><text:span text:style-name="T227"><text:s/></text:span><text:span text:style-name="T228">dni</text:span><text:span text:style-name="T229"><text:s/></text:span><text:span text:style-name="T230">nom</text:span><text:span text:style-name="T231"><text:s/></text:span><text:span text:style-name="T232">tel</text:span><text:span text:style-name="T233"><text:s/></text:span><text:span text:style-name="T234">dep</text:span><text:span text:style-name="T235"><text:s/></text:span><text:span text:style-name="T236">proj</text:span><text:span text:style-name="T237"><text:s/>&lt;&lt;&lt;<text:s/></text:span><text:span text:style-name="T238">$linia</text:span></text:p>
      <text:p text:style-name="P239"><text:span text:style-name="T240">   <text:s/></text:span><text:span text:style-name="T241">if</text:span><text:span text:style-name="T242"><text:s/>[<text:s/></text:span><text:span text:style-name="T243">"</text:span><text:span text:style-name="T244">$dni</text:span><text:span text:style-name="T245">"</text:span><text:span text:style-name="T246"><text:s/>=<text:s/></text:span><text:span text:style-name="T247">"dni"</text:span><text:span text:style-name="T248"><text:s/>];<text:s/></text:span><text:span text:style-name="T249">then</text:span></text:p>
      <text:p text:style-name="P250">      continue</text:p>
      <text:p text:style-name="P251"><text:span text:style-name="T252">   <text:s/></text:span><text:span text:style-name="T253">fi</text:span></text:p>
      <text:p text:style-name="P254"><text:span text:style-name="T255">    mkdir<text:s/></text:span><text:span text:style-name="T256">-p</text:span><text:span text:style-name="T257"><text:s/></text:span><text:span text:style-name="T258">/empresa/usuaris/</text:span><text:span text:style-name="T259">$dep</text:span></text:p>
      <text:p text:style-name="P260"><text:span text:style-name="T261">   <text:s/></text:span><text:span text:style-name="T262">if</text:span><text:span text:style-name="T263"><text:s/>! grep<text:s/></text:span><text:span text:style-name="T264">-q</text:span><text:span text:style-name="T265"><text:s/></text:span><text:span text:style-name="T266">$dep</text:span><text:span text:style-name="T267"><text:s/></text:span><text:span text:style-name="T268">/etc/group</text:span><text:span text:style-name="T269">;<text:s/></text:span><text:span text:style-name="T270">then</text:span></text:p>
      <text:p text:style-name="P271"><text:span text:style-name="T272">      groupadd<text:s/></text:span><text:span text:style-name="T273">$dep</text:span></text:p>
      <text:p text:style-name="P274"><text:span text:style-name="T275">   <text:s/></text:span><text:span text:style-name="T276">fi</text:span></text:p>
      <text:p text:style-name="P277"><text:span text:style-name="T278">    useradd<text:s/></text:span><text:span text:style-name="T279">-m</text:span><text:span text:style-name="T280"><text:s/></text:span><text:span text:style-name="T281">-d</text:span><text:span text:style-name="T282"><text:s/></text:span><text:span text:style-name="T283">/empresa/usuaris/</text:span><text:span text:style-name="T284">$dep</text:span><text:span text:style-name="T285">/</text:span><text:span text:style-name="T286">$dni</text:span><text:span text:style-name="T287"><text:s/></text:span><text:span text:style-name="T288">-g</text:span><text:span text:style-name="T289"><text:s/></text:span><text:span text:style-name="T290">$dep</text:span><text:span text:style-name="T291"><text:s/></text:span><text:span text:style-name="T292">$dni</text:span></text:p>
      <text:p text:style-name="P293"><text:span text:style-name="T294">    passwd<text:s/></text:span><text:span text:style-name="T295">-e</text:span><text:span text:style-name="T296"><text:s/></text:span><text:span text:style-name="T297">$dni</text:span></text:p>
      <text:p text:style-name="P298"><text:span text:style-name="T299"> <text:s/></text:span><text:span text:style-name="T300">done</text:span><text:span text:style-name="T301"><text:s/>&lt;<text:s/></text:span><text:span text:style-name="T302">$1</text:span></text:p>
      <text:p text:style-name="P303"><text:span text:style-name="T304"> <text:s/></text:span><text:span text:style-name="T305">#fitxer projectes</text:span></text:p>
      <text:p text:style-name="P306"><text:span text:style-name="T307"> <text:s/></text:span><text:span text:style-name="T308">while</text:span><text:span text:style-name="T309"><text:s/></text:span><text:span text:style-name="T310">read</text:span><text:span text:style-name="T311"><text:s/></text:span><text:span text:style-name="T312">linia2</text:span></text:p>
      <text:p text:style-name="P313"><text:span text:style-name="T314"> <text:s/></text:span><text:span text:style-name="T315">do</text:span><text:span text:style-name="T316"><text:s/></text:span></text:p>
      <text:p text:style-name="P317"><text:span text:style-name="T318">   <text:s/></text:span><text:span text:style-name="T319">IFS</text:span><text:span text:style-name="T320">=</text:span><text:span text:style-name="T321">$':'</text:span><text:span text:style-name="T322"><text:s/></text:span></text:p>
      <text:p text:style-name="P323"><text:span text:style-name="T324">   <text:s/></text:span><text:span text:style-name="T325">read</text:span><text:span text:style-name="T326"><text:s/></text:span><text:span text:style-name="T327">nom</text:span><text:span text:style-name="T328"><text:s/></text:span><text:span text:style-name="T329">cap</text:span><text:span text:style-name="T330"><text:s/></text:span><text:span text:style-name="T331">descrip</text:span><text:span text:style-name="T332"><text:s/>&lt;&lt;&lt;<text:s/></text:span><text:span text:style-name="T333">$linia2</text:span></text:p>
      <text:p text:style-name="P334"><text:span text:style-name="T335">   <text:s/></text:span><text:span text:style-name="T336">if</text:span><text:span text:style-name="T337"><text:s/>[<text:s/></text:span><text:span text:style-name="T338">"</text:span><text:span text:style-name="T339">$nom</text:span><text:span text:style-name="T340">"</text:span><text:span text:style-name="T341"><text:s/>=<text:s/></text:span><text:span text:style-name="T342">"nom projecte"</text:span><text:span text:style-name="T343"><text:s/>];<text:s/></text:span><text:span text:style-name="T344">then</text:span></text:p>
      <text:p text:style-name="P345">      continue</text:p>
      <text:p text:style-name="P346"><text:span text:style-name="T347">   <text:s/></text:span><text:span text:style-name="T348">fi</text:span></text:p>
      <text:p text:style-name="P349"><text:span text:style-name="T350">   <text:s/></text:span><text:span text:style-name="T351">if</text:span><text:span text:style-name="T352"><text:s/>! grep<text:s/></text:span><text:span text:style-name="T353">-q</text:span><text:span text:style-name="T354"><text:s/></text:span><text:span text:style-name="T355">$nom</text:span><text:span text:style-name="T356"><text:s/></text:span><text:span text:style-name="T357">/etc/group</text:span><text:span text:style-name="T358">;<text:s/></text:span><text:span text:style-name="T359">then</text:span></text:p>
      <text:p text:style-name="P360"><text:span text:style-name="T361">      groupadd<text:s/></text:span><text:span text:style-name="T362">$nom</text:span></text:p>
      <text:p text:style-name="P363"><text:span text:style-name="T364">   <text:s/></text:span><text:span text:style-name="T365">fi</text:span></text:p>
      <text:p text:style-name="P366"><text:span text:style-name="T367">    mkdir<text:s/></text:span><text:span text:style-name="T368">-p</text:span><text:span text:style-name="T369"><text:s/></text:span><text:span text:style-name="T370">/empresa/projectes/</text:span><text:span text:style-name="T371">$nom</text:span></text:p>
      <text:p text:style-name="P372"><text:span text:style-name="T373">    chown<text:s/></text:span><text:span text:style-name="T374">$cap</text:span><text:span text:style-name="T375"><text:s/></text:span><text:span text:style-name="T376">-R</text:span><text:span text:style-name="T377"><text:s/></text:span><text:span text:style-name="T378">/empresa/projectes/</text:span><text:span text:style-name="T379">$nom</text:span></text:p>
      <text:p text:style-name="P380"><text:span text:style-name="T381"> <text:s/></text:span><text:span text:style-name="T382">done</text:span><text:span text:style-name="T383"><text:s/>&lt;<text:s/></text:span><text:span text:style-name="T384">$2</text:span></text:p>
      <text:p text:style-name="P385"> <text:s/></text:p>
      <text:p text:style-name="P386"/>
      <text:p text:style-name="P387"/>
      <text:p text:style-name="P388"/>
      <text:p text:style-name="P389"/>
      <text:p text:style-name="P390"/>
      <text:soft-page-break/>
      <text:p text:style-name="P391"><text:span text:style-name="T392">#grups secundaris</text:span></text:p>
      <text:p text:style-name="P393"><text:span text:style-name="T394"> <text:s/></text:span><text:span text:style-name="T395">while</text:span><text:span text:style-name="T396"><text:s/></text:span><text:span text:style-name="T397">read</text:span><text:span text:style-name="T398"><text:s/></text:span><text:span text:style-name="T399">linia3</text:span></text:p>
      <text:p text:style-name="P400"><text:span text:style-name="T401"> <text:s/></text:span><text:span text:style-name="T402">do</text:span><text:span text:style-name="T403"><text:s/></text:span></text:p>
      <text:p text:style-name="P404"><text:span text:style-name="T405">   <text:s/></text:span><text:span text:style-name="T406">IFS</text:span><text:span text:style-name="T407">=</text:span><text:span text:style-name="T408">$':'</text:span><text:span text:style-name="T409"><text:s/></text:span></text:p>
      <text:p text:style-name="P410"><text:span text:style-name="T411">   <text:s/></text:span><text:span text:style-name="T412">read</text:span><text:span text:style-name="T413"><text:s/></text:span><text:span text:style-name="T414">dni</text:span><text:span text:style-name="T415"><text:s/></text:span><text:span text:style-name="T416">nom</text:span><text:span text:style-name="T417"><text:s/></text:span><text:span text:style-name="T418">tel</text:span><text:span text:style-name="T419"><text:s/></text:span><text:span text:style-name="T420">dep</text:span><text:span text:style-name="T421"><text:s/></text:span><text:span text:style-name="T422">proj</text:span><text:span text:style-name="T423"><text:s/>&lt;&lt;&lt;<text:s/></text:span><text:span text:style-name="T424">$linia3</text:span></text:p>
      <text:p text:style-name="P425"><text:span text:style-name="T426">   <text:s/></text:span><text:span text:style-name="T427">if</text:span><text:span text:style-name="T428"><text:s/>[<text:s/></text:span><text:span text:style-name="T429">"</text:span><text:span text:style-name="T430">$dni</text:span><text:span text:style-name="T431">"</text:span><text:span text:style-name="T432"><text:s/>=<text:s/></text:span><text:span text:style-name="T433">"dni"</text:span><text:span text:style-name="T434"><text:s/>];<text:s/></text:span><text:span text:style-name="T435">then</text:span></text:p>
      <text:p text:style-name="P436">      continue</text:p>
      <text:p text:style-name="P437"><text:span text:style-name="T438">   <text:s/></text:span><text:span text:style-name="T439">fi</text:span></text:p>
      <text:p text:style-name="P440"><text:span text:style-name="T441">   <text:s/></text:span><text:span text:style-name="T442">#afegir grups secundaris</text:span></text:p>
      <text:p text:style-name="P443"><text:span text:style-name="T444">   <text:s/></text:span><text:span text:style-name="T445">for</text:span><text:span text:style-name="T446"><text:s/></text:span><text:span text:style-name="T447">proj_sep</text:span><text:span text:style-name="T448"><text:s/></text:span><text:span text:style-name="T449">in</text:span><text:span text:style-name="T450"><text:s/></text:span><text:span text:style-name="T451">$(</text:span><text:span text:style-name="T452">echo</text:span><text:span text:style-name="T453"><text:s/></text:span><text:span text:style-name="T454">$proj</text:span><text:span text:style-name="T455"><text:s/></text:span><text:span text:style-name="T456">|</text:span><text:span text:style-name="T457"><text:s/>cut -d ',' -f 1-)</text:span></text:p>
      <text:p text:style-name="P458"><text:span text:style-name="T459">   <text:s/></text:span><text:span text:style-name="T460">do</text:span></text:p>
      <text:p text:style-name="P461"><text:span text:style-name="T462">     <text:s/></text:span><text:span text:style-name="T463">if</text:span><text:span text:style-name="T464"><text:s/>[<text:s/></text:span><text:span text:style-name="T465">"</text:span><text:span text:style-name="T466">$proj_sep</text:span><text:span text:style-name="T467">"</text:span><text:span text:style-name="T468"><text:s/>!=<text:s/></text:span><text:span text:style-name="T469">"</text:span><text:span text:style-name="T470">$dep</text:span><text:span text:style-name="T471">"</text:span><text:span text:style-name="T472"><text:s/>];<text:s/></text:span><text:span text:style-name="T473">then</text:span></text:p>
      <text:p text:style-name="P474"><text:span text:style-name="T475">        usermod<text:s/></text:span><text:span text:style-name="T476">-aG</text:span><text:span text:style-name="T477"><text:s/></text:span><text:span text:style-name="T478">$proj_sep</text:span><text:span text:style-name="T479"><text:s/></text:span><text:span text:style-name="T480">$dni</text:span></text:p>
      <text:p text:style-name="P481"><text:span text:style-name="T482">     <text:s/></text:span><text:span text:style-name="T483">fi</text:span></text:p>
      <text:p text:style-name="P484"><text:span text:style-name="T485">   <text:s/></text:span><text:span text:style-name="T486">done</text:span></text:p>
      <text:p text:style-name="P487"><text:span text:style-name="T488"> <text:s/></text:span><text:span text:style-name="T489">done</text:span><text:span text:style-name="T490"><text:s/>&lt;<text:s/></text:span><text:span text:style-name="T491">$1</text:span></text:p>
      <text:p text:style-name="P492"><text:span text:style-name="T493">fi</text:span></text:p>
      <text:p text:style-name="P494"/>
      <text:p text:style-name="P495">Aquest script de Bash crea usuaris i grups en el sistema. Els paràmetres que rep són dos fitxers de text, un amb informació dels usuaris i l'altre amb informació dels projectes.</text:p>
      <text:p text:style-name="P496">El fitxer d'usuaris ha de tenir el següent format: dni:nom:telèfon:departament:projectes. El fitxer de projectes ha de tenir el següent format: nom_projecte:cap:descripció.</text:p>
      <text:p text:style-name="Normal"><text:span text:style-name="T497">El script crea els usuaris amb les dades del fitxer d'usuaris i els assigna a un grup corresponent al seu departament.<text:s/></text:span><text:span text:style-name="T498">També crea els directoris necessaris per als usuaris i els projectes, i assigna els permisos adequats.</text:span></text:p>
      <text:p text:style-name="P499">A més, el script afegirà els grups secundaris als usuaris en funció dels projectes als quals estiguin assignats, sempre i quan aquests projectes no siguin del mateix departament que l'usuari.</text:p>
      <text:p text:style-name="P500">El script també establix el "sticky bit" perquè els fitxers només puguin ser esborrats per l'autor, i defineix els permisos correctes i la variable PATH.</text:p>
      <text:p text:style-name="P501">El script inclou una funció d'ajuda que s'executa quan es passa l'opció "-h" o "--help".</text:p>
      <text:p text:style-name="P502"/>
      <text:p text:style-name="P503"/>
      <text:soft-page-break/>
      <text:p text:style-name="P504">Script trebproj.sh</text:p>
      <text:p text:style-name="P505"><text:span text:style-name="T506">#!/bin/bash</text:span></text:p>
      <text:p text:style-name="P507"><text:span text:style-name="T508">#autor: Àngel Gascón</text:span></text:p>
      <text:p text:style-name="P509"/>
      <text:p text:style-name="P510"><text:span text:style-name="T511">function</text:span><text:span text:style-name="T512"><text:s/></text:span><text:span text:style-name="T513">ajuda</text:span><text:span text:style-name="T514">() {</text:span></text:p>
      <text:p text:style-name="P515"><text:span text:style-name="T516"> <text:s/></text:span><text:span text:style-name="T517">echo</text:span><text:span text:style-name="T518"><text:s/></text:span><text:span text:style-name="T519">"Uso:<text:s/></text:span><text:span text:style-name="T520">$0</text:span><text:span text:style-name="T521"><text:s/>[opciones] nombre_proyecto"</text:span></text:p>
      <text:p text:style-name="P522"><text:span text:style-name="T523"> <text:s/></text:span><text:span text:style-name="T524">echo</text:span><text:span text:style-name="T525"><text:s/></text:span><text:span text:style-name="T526">""</text:span></text:p>
      <text:p text:style-name="P527"><text:span text:style-name="T528"> <text:s/></text:span><text:span text:style-name="T529">echo</text:span><text:span text:style-name="T530"><text:s/></text:span><text:span text:style-name="T531">"Opciones:"</text:span></text:p>
      <text:p text:style-name="P532"><text:span text:style-name="T533"> <text:s/></text:span><text:span text:style-name="T534">echo</text:span><text:span text:style-name="T535"><text:s/></text:span><text:span text:style-name="T536">"  -h, --help                Muestra esta ayuda y sale."</text:span></text:p>
      <text:p text:style-name="P537"><text:span text:style-name="T538"> <text:s/></text:span><text:span text:style-name="T539">echo</text:span><text:span text:style-name="T540"><text:s/></text:span><text:span text:style-name="T541">""</text:span></text:p>
      <text:p text:style-name="P542"><text:span text:style-name="T543"> <text:s/></text:span><text:span text:style-name="T544">echo</text:span><text:span text:style-name="T545"><text:s/></text:span><text:span text:style-name="T546">"Este script permite entrar en un entorno de proyecto determinado."</text:span></text:p>
      <text:p text:style-name="P547">}</text:p>
      <text:p text:style-name="P548"/>
      <text:p text:style-name="P549"><text:span text:style-name="T550">#comprovem help</text:span></text:p>
      <text:p text:style-name="P551"><text:span text:style-name="T552">if</text:span><text:span text:style-name="T553"><text:s/>[[<text:s/></text:span><text:span text:style-name="T554">"</text:span><text:span text:style-name="T555">$1</text:span><text:span text:style-name="T556">"</text:span><text:span text:style-name="T557"><text:s/>==<text:s/></text:span><text:span text:style-name="T558">"-h"</text:span><text:span text:style-name="T559"><text:s/>||<text:s/></text:span><text:span text:style-name="T560">"</text:span><text:span text:style-name="T561">$1</text:span><text:span text:style-name="T562">"</text:span><text:span text:style-name="T563"><text:s/>==<text:s/></text:span><text:span text:style-name="T564">"--help"</text:span><text:span text:style-name="T565"><text:s/>]];<text:s/></text:span><text:span text:style-name="T566">then</text:span></text:p>
      <text:p text:style-name="P567">  ajuda</text:p>
      <text:p text:style-name="P568"><text:span text:style-name="T569"> <text:s/></text:span><text:span text:style-name="T570">exit</text:span><text:span text:style-name="T571"><text:s/></text:span><text:span text:style-name="T572">0</text:span></text:p>
      <text:p text:style-name="P573"><text:span text:style-name="T574">fi</text:span></text:p>
      <text:p text:style-name="P575"/>
      <text:p text:style-name="P576"><text:span text:style-name="T577">#comprovem que el script s'hagi executat amb arguments</text:span></text:p>
      <text:p text:style-name="P578"><text:span text:style-name="T579">if</text:span><text:span text:style-name="T580"><text:s/>[[<text:s/></text:span><text:span text:style-name="T581">"</text:span><text:span text:style-name="T582">$#</text:span><text:span text:style-name="T583">"</text:span><text:span text:style-name="T584"><text:s/>-lt<text:s/></text:span><text:span text:style-name="T585">1</text:span><text:span text:style-name="T586"><text:s/>]];<text:s/></text:span><text:span text:style-name="T587">then</text:span></text:p>
      <text:p text:style-name="P588"><text:span text:style-name="T589"> <text:s/></text:span><text:span text:style-name="T590">echo</text:span><text:span text:style-name="T591"><text:s/></text:span><text:span text:style-name="T592">"Error: Número d'arguments incorrecte."</text:span></text:p>
      <text:p text:style-name="P593"><text:span text:style-name="T594"> <text:s/></text:span><text:span text:style-name="T595">echo</text:span><text:span text:style-name="T596"><text:s/></text:span><text:span text:style-name="T597">"Ús:<text:s/></text:span><text:span text:style-name="T598">$0</text:span><text:span text:style-name="T599"><text:s/>nom_projecte"</text:span></text:p>
      <text:p text:style-name="P600"><text:span text:style-name="T601"> <text:s/></text:span><text:span text:style-name="T602">exit</text:span><text:span text:style-name="T603"><text:s/></text:span><text:span text:style-name="T604">1</text:span></text:p>
      <text:p text:style-name="P605"><text:span text:style-name="T606">fi</text:span></text:p>
      <text:p text:style-name="P607"/>
      <text:p text:style-name="P608"><text:span text:style-name="T609">proj</text:span><text:span text:style-name="T610">=</text:span><text:span text:style-name="T611">$1</text:span></text:p>
      <text:p text:style-name="P612"/>
      <text:p text:style-name="P613"><text:span text:style-name="T614">#comprovem que el grup i la carpeta del projecte existeixen</text:span></text:p>
      <text:p text:style-name="P615"><text:span text:style-name="T616">if</text:span><text:span text:style-name="T617"><text:s/>! grep<text:s/></text:span><text:span text:style-name="T618">-q</text:span><text:span text:style-name="T619"><text:s/></text:span><text:span text:style-name="T620">^</text:span><text:span text:style-name="T621">$proj</text:span><text:span text:style-name="T622">:</text:span><text:span text:style-name="T623"><text:s/></text:span><text:span text:style-name="T624">/etc/group</text:span><text:span text:style-name="T625"><text:s/>|| [[ ! -d /empresa/projectes/</text:span><text:span text:style-name="T626">$proj</text:span><text:span text:style-name="T627"><text:s/>]];<text:s/></text:span><text:span text:style-name="T628">then</text:span></text:p>
      <text:p text:style-name="P629"><text:span text:style-name="T630"> <text:s/></text:span><text:span text:style-name="T631">echo</text:span><text:span text:style-name="T632"><text:s/></text:span><text:span text:style-name="T633">"Error: No s'ha trobat el grup o la carpeta del projecte."</text:span></text:p>
      <text:p text:style-name="P634"><text:span text:style-name="T635"> <text:s/></text:span><text:span text:style-name="T636">exit</text:span><text:span text:style-name="T637"><text:s/></text:span><text:span text:style-name="T638">1</text:span></text:p>
      <text:p text:style-name="P639"><text:span text:style-name="T640">fi</text:span></text:p>
      <text:p text:style-name="P641"/>
      <text:p text:style-name="P642"><text:span text:style-name="T643">#Obtenim el nom de l'usuari actual</text:span></text:p>
      <text:p text:style-name="P644"><text:span text:style-name="T645">usuari</text:span><text:span text:style-name="T646">=</text:span><text:span text:style-name="T647">$(whoami)</text:span></text:p>
      <text:p text:style-name="P648"/>
      <text:p text:style-name="P649"><text:span text:style-name="T650">#Obtenim el grup principal de l'usuari actual</text:span></text:p>
      <text:p text:style-name="P651"><text:span text:style-name="T652">grup</text:span><text:span text:style-name="T653">=</text:span><text:span text:style-name="T654">$(id -gn)</text:span></text:p>
      <text:p text:style-name="P655"/>
      <text:p text:style-name="P656"><text:span text:style-name="T657">#Afegim treballador que executa al grup del projecte</text:span></text:p>
      <text:p text:style-name="P658"><text:span text:style-name="T659">if</text:span><text:span text:style-name="T660"><text:s/>! usermod<text:s/></text:span><text:span text:style-name="T661">-aG</text:span><text:span text:style-name="T662"><text:s/></text:span><text:span text:style-name="T663">"</text:span><text:span text:style-name="T664">$proj</text:span><text:span text:style-name="T665">"</text:span><text:span text:style-name="T666"><text:s/></text:span><text:span text:style-name="T667">"</text:span><text:span text:style-name="T668">$usuari</text:span><text:span text:style-name="T669">"</text:span><text:span text:style-name="T670">;<text:s/></text:span><text:span text:style-name="T671">then</text:span></text:p>
      <text:p text:style-name="P672"><text:span text:style-name="T673"> <text:s/></text:span><text:span text:style-name="T674">echo</text:span><text:span text:style-name="T675"><text:s/></text:span><text:span text:style-name="T676">"Error: No s'ha pogut afegir el treballador al grup del projecte."</text:span></text:p>
      <text:p text:style-name="P677"><text:span text:style-name="T678"> <text:s/></text:span><text:span text:style-name="T679">exit</text:span><text:span text:style-name="T680"><text:s/></text:span><text:span text:style-name="T681">1</text:span></text:p>
      <text:p text:style-name="P682"><text:span text:style-name="T683">fi</text:span></text:p>
      <text:p text:style-name="P684"/>
      <text:soft-page-break/>
      <text:p text:style-name="P685"><text:span text:style-name="T686">#Canviem el directori del treballador a la carpeta del projecte</text:span></text:p>
      <text:p text:style-name="P687"><text:span text:style-name="T688">if</text:span><text:span text:style-name="T689"><text:s/>!<text:s/></text:span><text:span text:style-name="T690">cd</text:span><text:span text:style-name="T691"><text:s/></text:span><text:span text:style-name="T692">"/empresa/projectes/</text:span><text:span text:style-name="T693">$proj</text:span><text:span text:style-name="T694">"</text:span><text:span text:style-name="T695">;<text:s/></text:span><text:span text:style-name="T696">then</text:span></text:p>
      <text:p text:style-name="P697"><text:span text:style-name="T698"> <text:s/></text:span><text:span text:style-name="T699">echo</text:span><text:span text:style-name="T700"><text:s/></text:span><text:span text:style-name="T701">"Error: No s'ha pogut accedir a la carpeta del projecte."</text:span></text:p>
      <text:p text:style-name="P702"><text:span text:style-name="T703"> <text:s/></text:span><text:span text:style-name="T704">exit</text:span><text:span text:style-name="T705"><text:s/></text:span><text:span text:style-name="T706">1</text:span></text:p>
      <text:p text:style-name="P707"><text:span text:style-name="T708">fi</text:span></text:p>
      <text:p text:style-name="P709"/>
      <text:p text:style-name="P710"><text:span text:style-name="T711">#Modifiquem els permisos del directori</text:span></text:p>
      <text:p text:style-name="P712"><text:span text:style-name="T713">if</text:span><text:span text:style-name="T714"><text:s/>! chmod<text:s/></text:span><text:span text:style-name="T715">g+s</text:span><text:span text:style-name="T716"><text:s/></text:span><text:span text:style-name="T717">.</text:span><text:span text:style-name="T718">;<text:s/></text:span><text:span text:style-name="T719">then</text:span></text:p>
      <text:p text:style-name="P720"><text:span text:style-name="T721"> <text:s/></text:span><text:span text:style-name="T722">echo</text:span><text:span text:style-name="T723"><text:s/></text:span><text:span text:style-name="T724">"Error: No s'han pogut modificar els permisos del directori."</text:span></text:p>
      <text:p text:style-name="P725"><text:span text:style-name="T726"> <text:s/></text:span><text:span text:style-name="T727">exit</text:span><text:span text:style-name="T728"><text:s/></text:span><text:span text:style-name="T729">1</text:span></text:p>
      <text:p text:style-name="P730"><text:span text:style-name="T731">fi</text:span></text:p>
      <text:p text:style-name="P732"/>
      <text:p text:style-name="P733"><text:span text:style-name="T734">#Modifiquem el grup actiu del treballador al del projecte</text:span></text:p>
      <text:p text:style-name="P735"><text:span text:style-name="T736">if</text:span><text:span text:style-name="T737"><text:s/>! newgrp<text:s/></text:span><text:span text:style-name="T738">"</text:span><text:span text:style-name="T739">$proj</text:span><text:span text:style-name="T740">"</text:span><text:span text:style-name="T741">;<text:s/></text:span><text:span text:style-name="T742">then</text:span></text:p>
      <text:p text:style-name="P743"><text:span text:style-name="T744"> <text:s/></text:span><text:span text:style-name="T745">echo</text:span><text:span text:style-name="T746"><text:s/></text:span><text:span text:style-name="T747">"Error: No s'ha pogut canviar el grup actiu del treballador."</text:span></text:p>
      <text:p text:style-name="P748"><text:span text:style-name="T749"> <text:s/></text:span><text:span text:style-name="T750">exit</text:span><text:span text:style-name="T751"><text:s/></text:span><text:span text:style-name="T752">1</text:span></text:p>
      <text:p text:style-name="P753"><text:span text:style-name="T754">fi</text:span></text:p>
      <text:p text:style-name="P755"/>
      <text:p text:style-name="P756"><text:span text:style-name="T757">#init</text:span></text:p>
      <text:p text:style-name="P758"><text:span text:style-name="T759">start_time</text:span><text:span text:style-name="T760">=</text:span><text:span text:style-name="T761">$(date +%s)</text:span></text:p>
      <text:p text:style-name="P762"/>
      <text:p text:style-name="P763"><text:span text:style-name="T764">#Executem entorn del projecte</text:span></text:p>
      <text:p text:style-name="P765"><text:span text:style-name="T766">"</text:span><text:span text:style-name="T767">$SHELL</text:span><text:span text:style-name="T768">"</text:span></text:p>
      <text:p text:style-name="P769"/>
      <text:p text:style-name="P770"><text:span text:style-name="T771">#end</text:span></text:p>
      <text:p text:style-name="P772"><text:span text:style-name="T773">end_time</text:span><text:span text:style-name="T774">=</text:span><text:span text:style-name="T775">$(date +%s)</text:span></text:p>
      <text:p text:style-name="P776"/>
      <text:p text:style-name="P777"><text:span text:style-name="T778">#temps real</text:span></text:p>
      <text:p text:style-name="P779"><text:span text:style-name="T780">echo</text:span><text:span text:style-name="T781"><text:s/></text:span><text:span text:style-name="T782">"Temps real al projecte: $((end_time<text:s/></text:span><text:span text:style-name="T783">-</text:span><text:span text:style-name="T784"><text:s/>start_time)) segons."</text:span></text:p>
      <text:p text:style-name="P785"/>
      <text:p text:style-name="P786"><text:span text:style-name="T787">#tornem al grup actiu anterior</text:span></text:p>
      <text:p text:style-name="P788"><text:span text:style-name="T789">if</text:span><text:span text:style-name="T790"><text:s/>! newgrp<text:s/></text:span><text:span text:style-name="T791">"</text:span><text:span text:style-name="T792">$grup</text:span><text:span text:style-name="T793">"</text:span><text:span text:style-name="T794">;<text:s/></text:span><text:span text:style-name="T795">then</text:span></text:p>
      <text:p text:style-name="P796"><text:span text:style-name="T797"> <text:s/></text:span><text:span text:style-name="T798">echo</text:span><text:span text:style-name="T799"><text:s/></text:span><text:span text:style-name="T800">"Error: No s'ha pogut tornar al grup actiu anterior."</text:span></text:p>
      <text:p text:style-name="P801"><text:span text:style-name="T802"> <text:s/></text:span><text:span text:style-name="T803">exit</text:span><text:span text:style-name="T804"><text:s/></text:span><text:span text:style-name="T805">1</text:span></text:p>
      <text:p text:style-name="P806"><text:span text:style-name="T807">fi</text:span></text:p>
      <text:p text:style-name="P808"/>
      <text:p text:style-name="P809"><text:span text:style-name="T810">exit</text:span><text:span text:style-name="T811"><text:s/></text:span><text:span text:style-name="T812">0</text:span></text:p>
      <text:p text:style-name="P813"/>
      <text:p text:style-name="P814">Aquest script de Bash permet entrar en un entorn de projecte determinat. El script rep com a paràmetre el nom del projecte al qual es vol accedir.</text:p>
      <text:p text:style-name="P815">En primer lloc, el script comprova que s'hagi executat amb arguments, i si no és així, mostra un missatge d'error i finalitza l'execució. També inclou una opció d'ajuda que mostra un missatge d'ús del script.</text:p>
      <text:p text:style-name="P816">A continuació, el script comprova que el grup i la carpeta del projecte existeixen. Si no és així, mostra un missatge d'error i finalitza l'execució.</text:p>
      <text:soft-page-break/>
      <text:p text:style-name="P817">El script afegeix l'usuari actual al grup del projecte i canvia el directori del treballador a la carpeta del projecte. A continuació, modifica els permisos del directori per a que qualsevol fitxer creat en ell tingui el mateix grup que el directori. Després canvia el grup actiu del treballador al del projecte.</text:p>
      <text:p text:style-name="P818">El script executa l'entorn del projecte, que és el shell del sistema per defecte. Quan l'usuari surt de l'entorn del projecte, el script mostra el temps real que l'usuari ha estat treballant en el projecte.</text:p>
      <text:p text:style-name="P819">Finalment, el script torna al grup actiu anterior per a l'usuari.</text:p>
      <text:p text:style-name="P820">En resum, aquest script és útil per a crear un entorn de treball específic per a cada projecte i assegurar que els fitxers creats en aquest entorn tenen els permisos adequats.</text:p>
      <text:p text:style-name="P821"/>
      <text:p text:style-name="P822"/>
      <text:soft-page-break/>
      <text:p text:style-name="P823">Pasos configuració LDAP:</text:p>
      <text:p text:style-name="P824"><text:span text:style-name="T825">#install paquets OpenLDAP</text:span></text:p>
      <text:p text:style-name="P826"><text:span text:style-name="T827">#dins server:</text:span></text:p>
      <text:p text:style-name="P828"><text:span text:style-name="T829">apt<text:s/></text:span><text:span text:style-name="T830">install</text:span><text:span text:style-name="T831"><text:s/></text:span><text:span text:style-name="T832">slapd</text:span><text:span text:style-name="T833"><text:s/></text:span><text:span text:style-name="T834">ldap-utils</text:span><text:span text:style-name="T835"><text:s/></text:span><text:span text:style-name="T836">-y</text:span></text:p>
      <text:p text:style-name="P837"><text:span text:style-name="T838">hostnamectl<text:s/></text:span><text:span text:style-name="T839">set-hostname</text:span><text:span text:style-name="T840"><text:s/></text:span><text:span text:style-name="T841">ldap.gsx.gei</text:span></text:p>
      <text:p text:style-name="P842"><text:span text:style-name="T843">#necessari instal·lar per a no rebre error</text:span></text:p>
      <text:p text:style-name="P844"><text:span text:style-name="T845">sudo<text:s/></text:span><text:span text:style-name="T846">apt-get</text:span><text:span text:style-name="T847"><text:s/></text:span><text:span text:style-name="T848">install</text:span><text:span text:style-name="T849"><text:s/></text:span><text:span text:style-name="T850">dbus</text:span></text:p>
      <text:p text:style-name="P851"><text:span text:style-name="T852">systemctl<text:s/></text:span><text:span text:style-name="T853">restart</text:span><text:span text:style-name="T854"><text:s/></text:span><text:span text:style-name="T855">dbus.service</text:span></text:p>
      <text:p text:style-name="P856"><text:span text:style-name="T857">#</text:span></text:p>
      <text:p text:style-name="P858"><text:span text:style-name="T859">vim<text:s/></text:span><text:span text:style-name="T860">/etc/hosts</text:span></text:p>
      <text:p text:style-name="P861"><text:span text:style-name="T862"># afegim: 103.0.113.62      ldap.gsx.gei ldap</text:span></text:p>
      <text:p text:style-name="P863"><text:span text:style-name="T864">dpkg-reconfigure<text:s/></text:span><text:span text:style-name="T865">slapd</text:span><text:span text:style-name="T866"><text:s/> </text:span><text:span text:style-name="T867"># afegir configuracio determinada</text:span></text:p>
      <text:p text:style-name="P868"><text:span text:style-name="T869">systemctl<text:s/></text:span><text:span text:style-name="T870">restart</text:span><text:span text:style-name="T871"><text:s/></text:span><text:span text:style-name="T872">slapd</text:span></text:p>
      <text:p text:style-name="P873"/>
      <text:p text:style-name="P874"><text:span text:style-name="T875">nano<text:s/></text:span><text:span text:style-name="T876">/etc/ldap/users.ldif</text:span><text:span text:style-name="T877"><text:s/> <text:s/></text:span><text:span text:style-name="T878"># afegir configuracio determinada</text:span></text:p>
      <text:p text:style-name="P879"><text:span text:style-name="T880">ldapadd<text:s/></text:span><text:span text:style-name="T881">-D</text:span><text:span text:style-name="T882"><text:s/></text:span><text:span text:style-name="T883">"cn=admin,dc=gsx,dc=gei"</text:span><text:span text:style-name="T884"><text:s/></text:span><text:span text:style-name="T885">-W</text:span><text:span text:style-name="T886"><text:s/></text:span><text:span text:style-name="T887">-H</text:span><text:span text:style-name="T888"><text:s/></text:span><text:span text:style-name="T889">ldapi:///</text:span><text:span text:style-name="T890"><text:s/></text:span><text:span text:style-name="T891">-f</text:span><text:span text:style-name="T892"><text:s/></text:span><text:span text:style-name="T893">/etc/ldap/users.ldif</text:span></text:p>
      <text:p text:style-name="P894"><text:span text:style-name="T895">#dn: ou=usuaris,dc=gsx,dc=gei</text:span></text:p>
      <text:p text:style-name="P896"><text:span text:style-name="T897">#objectClass: organizationalUnit</text:span></text:p>
      <text:p text:style-name="P898"><text:span text:style-name="T899">#ou: usuaris</text:span></text:p>
      <text:p text:style-name="P900"/>
      <text:p text:style-name="P901"><text:span text:style-name="T902">ldapsearch<text:s/></text:span><text:span text:style-name="T903">-x</text:span><text:span text:style-name="T904"><text:s/></text:span><text:span text:style-name="T905">-b</text:span><text:span text:style-name="T906"><text:s/></text:span><text:span text:style-name="T907">"dc=gsx,dc=gei"</text:span><text:span text:style-name="T908"><text:s/></text:span><text:span text:style-name="T909">ou</text:span></text:p>
      <text:p text:style-name="P910"><text:span text:style-name="T911">#####################################Output:</text:span></text:p>
      <text:p text:style-name="P912"><text:span text:style-name="T913"># extended LDIF</text:span></text:p>
      <text:p text:style-name="P914"><text:span text:style-name="T915">#</text:span></text:p>
      <text:p text:style-name="P916"><text:span text:style-name="T917"># LDAPv3</text:span></text:p>
      <text:p text:style-name="P918"><text:span text:style-name="T919"># base &lt;dc=gsx,dc=gei&gt; with scope subtree</text:span></text:p>
      <text:p text:style-name="P920"><text:span text:style-name="T921"># filter: (objectclass=*)</text:span></text:p>
      <text:p text:style-name="P922"><text:span text:style-name="T923"># requesting: ou<text:s/></text:span></text:p>
      <text:p text:style-name="P924"><text:span text:style-name="T925">#</text:span></text:p>
      <text:p text:style-name="P926"/>
      <text:p text:style-name="P927"><text:span text:style-name="T928"># gsx.gei</text:span></text:p>
      <text:p text:style-name="P929"><text:span text:style-name="T930">dn:<text:s/></text:span><text:span text:style-name="T931">dc=gsx,dc=gei</text:span></text:p>
      <text:p text:style-name="P932"/>
      <text:p text:style-name="P933"><text:span text:style-name="T934"># usuaris, gsx.gei</text:span></text:p>
      <text:p text:style-name="P935"><text:span text:style-name="T936">dn:<text:s/></text:span><text:span text:style-name="T937">ou=usuaris,dc=gsx,dc=gei</text:span></text:p>
      <text:p text:style-name="P938"><text:span text:style-name="T939">ou:<text:s/></text:span><text:span text:style-name="T940">usuaris</text:span></text:p>
      <text:p text:style-name="P941"/>
      <text:p text:style-name="P942"><text:span text:style-name="T943"># search result</text:span></text:p>
      <text:p text:style-name="P944"><text:span text:style-name="T945">search:<text:s/></text:span><text:span text:style-name="T946">2</text:span></text:p>
      <text:p text:style-name="P947"><text:span text:style-name="T948">result:<text:s/></text:span><text:span text:style-name="T949">0</text:span><text:span text:style-name="T950"><text:s/></text:span><text:span text:style-name="T951">Success</text:span></text:p>
      <text:p text:style-name="P952"/>
      <text:p text:style-name="P953"><text:span text:style-name="T954"># numResponses: 3</text:span></text:p>
      <text:p text:style-name="P955"><text:span text:style-name="T956"># numEntries: 2</text:span></text:p>
      <text:p text:style-name="P957"><text:span text:style-name="T958">####################################</text:span></text:p>
      <text:p text:style-name="P959"/>
      <text:p text:style-name="P960"/>
      <text:p text:style-name="P961"/>
      <text:soft-page-break/>
      <text:p text:style-name="P962"><text:span text:style-name="T963">#Crea usuari</text:span></text:p>
      <text:p text:style-name="P964"><text:span text:style-name="T965"># Add user alice to LDAP Server -&gt; creem alice.ldif</text:span></text:p>
      <text:p text:style-name="P966"><text:span text:style-name="T967">dn:<text:s/></text:span><text:span text:style-name="T968">cn=alice,ou=usuaris,dc=gsx,dc=gei</text:span></text:p>
      <text:p text:style-name="P969"><text:span text:style-name="T970">objectClass:<text:s/></text:span><text:span text:style-name="T971">top</text:span></text:p>
      <text:p text:style-name="P972"><text:span text:style-name="T973">objectClass:<text:s/></text:span><text:span text:style-name="T974">account</text:span></text:p>
      <text:p text:style-name="P975"><text:span text:style-name="T976">objectClass:<text:s/></text:span><text:span text:style-name="T977">posixAccount</text:span></text:p>
      <text:p text:style-name="P978"><text:span text:style-name="T979">objectClass:<text:s/></text:span><text:span text:style-name="T980">shadowAccount</text:span></text:p>
      <text:p text:style-name="P981"><text:span text:style-name="T982">cn:<text:s/></text:span><text:span text:style-name="T983">alice</text:span></text:p>
      <text:p text:style-name="P984"><text:span text:style-name="T985">uid:<text:s/></text:span><text:span text:style-name="T986">alice</text:span></text:p>
      <text:p text:style-name="P987"><text:span text:style-name="T988">uidNumber:<text:s/></text:span><text:span text:style-name="T989">10001</text:span></text:p>
      <text:p text:style-name="P990"><text:span text:style-name="T991">gidNumber:<text:s/></text:span><text:span text:style-name="T992">10001</text:span></text:p>
      <text:p text:style-name="P993"><text:span text:style-name="T994">homeDirectory:<text:s/></text:span><text:span text:style-name="T995">/home/alice</text:span></text:p>
      <text:p text:style-name="P996"><text:span text:style-name="T997">userPassword:<text:s/></text:span><text:span text:style-name="T998">1234</text:span></text:p>
      <text:p text:style-name="P999"><text:span text:style-name="T1000">loginShell:<text:s/></text:span><text:span text:style-name="T1001">/bin/bash</text:span></text:p>
      <text:p text:style-name="P1002"><text:span text:style-name="T1003"># Afegir usuari</text:span></text:p>
      <text:p text:style-name="P1004"><text:span text:style-name="T1005">ldapadd<text:s/></text:span><text:span text:style-name="T1006">-D</text:span><text:span text:style-name="T1007"><text:s/></text:span><text:span text:style-name="T1008">"cn=admin,dc=gsx,dc=gei"</text:span><text:span text:style-name="T1009"><text:s/></text:span><text:span text:style-name="T1010">-W</text:span><text:span text:style-name="T1011"><text:s/></text:span><text:span text:style-name="T1012">-H</text:span><text:span text:style-name="T1013"><text:s/></text:span><text:span text:style-name="T1014">ldapi:///</text:span><text:span text:style-name="T1015"><text:s/></text:span><text:span text:style-name="T1016">-f</text:span><text:span text:style-name="T1017"><text:s/></text:span><text:span text:style-name="T1018">alice.ldif</text:span></text:p>
      <text:p text:style-name="P1019"><text:span text:style-name="T1020"># Check Alice</text:span></text:p>
      <text:p text:style-name="P1021"><text:span text:style-name="T1022">ldapsearch<text:s/></text:span><text:span text:style-name="T1023">-x</text:span><text:span text:style-name="T1024"><text:s/></text:span><text:span text:style-name="T1025">-b</text:span><text:span text:style-name="T1026"><text:s/></text:span><text:span text:style-name="T1027">"ou=usuaris,dc=gsx,dc=gei"</text:span></text:p>
      <text:p text:style-name="P1028"><text:span text:style-name="T1029">#################################### Output:</text:span></text:p>
      <text:p text:style-name="P1030"><text:span text:style-name="T1031"># extended LDIF</text:span></text:p>
      <text:p text:style-name="P1032"><text:span text:style-name="T1033">#</text:span></text:p>
      <text:p text:style-name="P1034"><text:span text:style-name="T1035"># LDAPv3</text:span></text:p>
      <text:p text:style-name="P1036"><text:span text:style-name="T1037"># base &lt;ou=usuaris,dc=gsx,dc=gei&gt; with scope subtree</text:span></text:p>
      <text:p text:style-name="P1038"><text:span text:style-name="T1039"># filter: (objectclass=*)</text:span></text:p>
      <text:p text:style-name="P1040"><text:span text:style-name="T1041"># requesting: ALL</text:span></text:p>
      <text:p text:style-name="P1042"><text:span text:style-name="T1043">#</text:span></text:p>
      <text:p text:style-name="P1044"/>
      <text:p text:style-name="P1045"><text:span text:style-name="T1046"># usuaris, gsx.gei</text:span></text:p>
      <text:p text:style-name="P1047"><text:span text:style-name="T1048">dn:<text:s/></text:span><text:span text:style-name="T1049">ou=usuaris,dc=gsx,dc=gei</text:span></text:p>
      <text:p text:style-name="P1050"><text:span text:style-name="T1051">objectClass:<text:s/></text:span><text:span text:style-name="T1052">organizationalUnit</text:span></text:p>
      <text:p text:style-name="P1053"><text:span text:style-name="T1054">ou:<text:s/></text:span><text:span text:style-name="T1055">usuaris</text:span></text:p>
      <text:p text:style-name="P1056"/>
      <text:p text:style-name="P1057"><text:span text:style-name="T1058"># alice, usuaris, gsx.gei</text:span></text:p>
      <text:p text:style-name="P1059"><text:span text:style-name="T1060">dn:<text:s/></text:span><text:span text:style-name="T1061">cn=alice,ou=usuaris,dc=gsx,dc=gei</text:span></text:p>
      <text:p text:style-name="P1062"><text:span text:style-name="T1063">objectClass:<text:s/></text:span><text:span text:style-name="T1064">top</text:span></text:p>
      <text:p text:style-name="P1065"><text:span text:style-name="T1066">objectClass:<text:s/></text:span><text:span text:style-name="T1067">account</text:span></text:p>
      <text:p text:style-name="P1068"><text:span text:style-name="T1069">objectClass:<text:s/></text:span><text:span text:style-name="T1070">posixAccount</text:span></text:p>
      <text:p text:style-name="P1071"><text:span text:style-name="T1072">objectClass:<text:s/></text:span><text:span text:style-name="T1073">shadowAccount</text:span></text:p>
      <text:p text:style-name="P1074"><text:span text:style-name="T1075">cn:<text:s/></text:span><text:span text:style-name="T1076">alice</text:span></text:p>
      <text:p text:style-name="P1077"><text:span text:style-name="T1078">uid:<text:s/></text:span><text:span text:style-name="T1079">alice</text:span></text:p>
      <text:p text:style-name="P1080"><text:span text:style-name="T1081">uidNumber:<text:s/></text:span><text:span text:style-name="T1082">10001</text:span></text:p>
      <text:p text:style-name="P1083"><text:span text:style-name="T1084">gidNumber:<text:s/></text:span><text:span text:style-name="T1085">10001</text:span></text:p>
      <text:p text:style-name="P1086"><text:span text:style-name="T1087">homeDirectory:<text:s/></text:span><text:span text:style-name="T1088">/home/alice</text:span></text:p>
      <text:p text:style-name="P1089"><text:span text:style-name="T1090">loginShell:<text:s/></text:span><text:span text:style-name="T1091">/bin/bash</text:span></text:p>
      <text:p text:style-name="P1092"/>
      <text:p text:style-name="P1093"><text:span text:style-name="T1094"># search result</text:span></text:p>
      <text:p text:style-name="P1095"><text:span text:style-name="T1096">search:<text:s/></text:span><text:span text:style-name="T1097">2</text:span></text:p>
      <text:p text:style-name="P1098"><text:span text:style-name="T1099">result:<text:s/></text:span><text:span text:style-name="T1100">0</text:span><text:span text:style-name="T1101"><text:s/></text:span><text:span text:style-name="T1102">Success</text:span></text:p>
      <text:p text:style-name="P1103"/>
      <text:soft-page-break/>
      <text:p text:style-name="P1104"><text:span text:style-name="T1105"># numResponses: 3</text:span></text:p>
      <text:p text:style-name="P1106"><text:span text:style-name="T1107"># numEntries: 2</text:span></text:p>
      <text:p text:style-name="P1108"><text:span text:style-name="T1109">####################################</text:span></text:p>
      <text:p text:style-name="P1110"/>
      <text:p text:style-name="P1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language="ca" fo:country="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Àngel Gascón Múria</meta:initial-creator>
    <dc:creator>Àngel Gascón Múria</dc:creator>
    <meta:creation-date>2023-04-17T15:38:00Z</meta:creation-date>
    <dc:date>2023-04-17T16:49:00Z</dc:date>
    <meta:print-date>2023-04-17T16:34:00Z</meta:print-date>
    <meta:template xlink:href="Normal.dotm" xlink:type="simple"/>
    <meta:editing-cycles>5</meta:editing-cycles>
    <meta:editing-duration>PT4260S</meta:editing-duration>
    <meta:document-statistic meta:page-count="9" meta:paragraph-count="17" meta:word-count="1317" meta:character-count="8545" meta:row-count="60" meta:non-whitespace-character-count="7245"/>
  </office:meta>
</office:document-meta>
</file>